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5" style:family="graphic">
      <style:graphic-properties draw:stroke="none" draw:fill="solid" draw:fill-color="#ccffff"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6"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style:style>
    <style:style style:name="gr7"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8"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1"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2" style:family="graphic">
      <style:graphic-properties draw:stroke="solid" svg:stroke-width="0.035cm" svg:stroke-color="#000000" draw:stroke-linejoin="miter" draw:fill="solid" draw:fill-color="#ccffff" draw:textarea-horizontal-align="justify" draw:textarea-vertical-align="middle" draw:auto-grow-height="false" fo:padding-top="0.128cm" fo:padding-bottom="0.128cm" fo:padding-left="0.256cm" fo:padding-right="0.256cm" fo:wrap-option="no-wrap" draw:shadow="hidden"/>
    </style:style>
    <style:style style:name="gr13"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16" style:family="graphic">
      <style:graphic-properties draw:stroke="solid"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ff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dash" draw:stroke-dash="Dash_20_2" svg:stroke-width="0.044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graphic-properties draw:stroke="dash" draw:stroke-dash="Dash_20_3"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graphic-properties draw:stroke="dash" draw:stroke-dash="Dash_20_4"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solid" svg:stroke-width="0.035cm" svg:stroke-color="#000000" draw:stroke-linejoin="miter" draw:fill="solid" draw:fill-color="#ccffcc" draw:textarea-horizontal-align="justify" draw:textarea-vertical-align="middle" draw:auto-grow-height="false" fo:padding-top="0.128cm" fo:padding-bottom="0.128cm" fo:padding-left="0.256cm" fo:padding-right="0.256cm" fo:wrap-option="no-wrap" draw:shadow="hidden"/>
    </style:style>
    <style:style style:name="gr23"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24"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5" style:family="graphic">
      <style:graphic-properties draw:stroke="solid" svg:stroke-width="0.071cm" svg:stroke-color="#ff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238cm" draw:shadow="hidden"/>
    </style:style>
    <style:style style:name="pr2" style:family="presentation" style:parent-style-name="Default-title">
      <style:graphic-properties draw:stroke="none" draw:fill="none" draw:fill-color="#ffffff" draw:textarea-horizontal-align="center" draw:textarea-vertical-align="top"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2.059cm" fo:margin-right="0cm" fo:margin-top="0.211cm" fo:margin-bottom="0cm" fo:text-indent="-0.789cm" style:punctuation-wrap="simple" style:line-break="normal"/>
    </style:style>
    <style:style style:name="P9" style:family="paragraph">
      <style:paragraph-properties fo:margin-left="0cm" fo:margin-right="0cm" fo:line-height="80%" fo:text-indent="0cm"/>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158cm" fo:margin-bottom="0cm" fo:text-indent="0cm" style:punctuation-wrap="simple" style:line-break="normal"/>
    </style:style>
    <style:style style:name="P12" style:family="paragraph">
      <style:paragraph-properties fo:margin-left="0cm" fo:margin-right="0cm" fo:margin-top="0.158cm" fo:margin-bottom="0cm" fo:line-height="100%" fo:text-align="start" fo:text-indent="0cm" style:punctuation-wrap="simple" style:line-break="normal">
        <style:tab-stops>
          <style:tab-stop style:position="0cm"/>
          <style:tab-stop style:position="2.085cm"/>
          <style:tab-stop style:position="4.176cm"/>
          <style:tab-stop style:position="6.266cm"/>
          <style:tab-stop style:position="8.356cm"/>
          <style:tab-stop style:position="10.446cm"/>
          <style:tab-stop style:position="12.536cm"/>
          <style:tab-stop style:position="14.627cm"/>
          <style:tab-stop style:position="16.717cm"/>
          <style:tab-stop style:position="18.807cm"/>
          <style:tab-stop style:position="20.897cm"/>
          <style:tab-stop style:position="22.987cm"/>
          <style:tab-stop style:position="25.078cm"/>
          <style:tab-stop style:position="27.168cm"/>
          <style:tab-stop style:position="29.258cm"/>
          <style:tab-stop style:position="29.95cm"/>
        </style:tab-stops>
      </style:paragraph-properties>
    </style:style>
    <style:style style:name="P13" style:family="paragraph">
      <style:paragraph-properties fo:margin-left="0cm" fo:margin-right="0cm" fo:margin-top="0.158cm" fo:margin-bottom="0cm" fo:line-height="100%" fo:text-align="start" fo:text-indent="0cm" style:punctuation-wrap="simple" style:line-break="normal"/>
    </style:style>
    <style:style style:name="P14" style:family="paragraph">
      <style:paragraph-properties fo:margin-left="0cm" fo:margin-right="0cm" fo:line-height="100%" fo:text-align="end" fo:text-indent="0cm"/>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0pt" fo:language="en" fo:country="GB" fo:text-shadow="1pt 1pt" fo:font-weight="bold" style:font-size-asian="40pt" style:font-weight-asian="bold" style:font-size-complex="40pt" style:font-weight-complex="bold"/>
    </style:style>
    <style:style style:name="T3" style:family="text">
      <style:text-properties fo:language="en" fo:country="GB"/>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7" style:family="text">
      <style:text-properties fo:font-family="'Courier New'" style:font-family-generic="modern" style:font-pitch="fixed" fo:font-size="18pt" fo:language="en" fo:country="GB" fo:text-shadow="1pt 1pt" style:font-size-asian="18pt" style:font-size-complex="18pt"/>
    </style:style>
    <style:style style:name="T8" style:family="text">
      <style:text-properties fo:language="en" fo:country="GB" style:font-family-asian="'DejaVu Sans'" style:font-pitch-asian="variable" style:font-family-complex="'DejaVu Sans'" style:font-pitch-complex="variable"/>
    </style:style>
    <style:style style:name="T9"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000000" fo:font-family="'Courier New'" style:font-family-generic="modern" style:font-pitch="fixed" fo:font-size="20pt" fo:language="en" fo:country="GB" style:font-size-asian="20pt" style:font-size-complex="20pt"/>
    </style:style>
    <style:style style:name="T12" style:family="text">
      <style:text-properties fo:color="#ff0000" fo:font-family="'Courier New'" style:font-family-generic="modern" style:font-pitch="fixed" fo:font-size="40pt" fo:language="en" fo:country="GB" style:font-size-asian="40pt" style:font-size-complex="40pt"/>
    </style:style>
    <style:style style:name="T13" style:family="text">
      <style:text-properties fo:color="#ffffff" fo:font-family="'Courier New'" style:font-family-generic="modern" style:font-pitch="fixed" fo:font-size="18pt" fo:language="en" fo:country="GB" fo:text-shadow="1pt 1pt" style:font-size-asian="18pt" style:font-size-complex="18pt"/>
    </style:style>
    <style:style style:name="T14" style:family="text">
      <style:text-properties fo:color="#ffffff" fo:font-family="Arial" style:font-pitch="variable" fo:font-size="18pt" fo:language="en" fo:country="GB" fo:text-shadow="1pt 1pt" style:font-size-asian="18pt" style:font-size-complex="18pt"/>
    </style:style>
    <style:style style:name="T15" style:family="text">
      <style:text-properties fo:color="#ff0000" fo:font-family="'Courier New'" style:font-family-generic="modern" style:font-pitch="fixed" fo:font-size="40pt" fo:language="en" fo:country="GB" fo:text-shadow="1pt 1pt" style:font-size-asian="40pt" style:font-size-complex="40pt"/>
    </style:style>
    <style:style style:name="T16"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17"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8" style:family="text">
      <style:text-properties fo:color="#99ffcc" fo:font-family="'Courier New'" style:font-family-generic="modern" style:font-pitch="fixed" fo:font-size="20pt" fo:language="en" fo:country="GB" fo:font-weight="bold" style:font-size-asian="20pt" style:font-weight-asian="bold" style:font-size-complex="20pt" style:font-weight-complex="bold"/>
    </style:style>
    <style:style style:name="T19" style:family="text">
      <style:text-properties fo:font-family="Arial" style:font-pitch="variable" fo:language="en" fo:country="US" fo:text-shadow="1pt 1pt"/>
    </style:style>
    <style:style style:name="T20" style:family="text">
      <style:text-properties fo:color="#ffffff" fo:font-family="Arial" style:font-pitch="variable" fo:font-size="18pt" fo:language="en" fo:country="GB" fo:font-style="italic" fo:text-shadow="1pt 1pt" style:text-underline-style="solid" style:text-underline-width="auto" style:text-underline-color="font-color" style:font-size-asian="18pt" style:font-style-asian="italic" style:font-size-complex="18pt" style:font-style-complex="italic"/>
    </style:style>
    <style:style style:name="T21"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2" style:family="text">
      <style:text-properties fo:color="#000000" fo:font-family="Arial" style:font-pitch="variable" fo:font-size="18pt" fo:language="en" fo:country="GB" fo:text-shadow="1pt 1pt" style:font-size-asian="18pt" style:font-size-complex="18pt"/>
    </style:style>
    <style:style style:name="T23" style:family="text">
      <style:text-properties fo:color="#ff0000" fo:font-family="Arial" style:font-pitch="variable" fo:font-size="18pt" fo:language="en" fo:country="GB" fo:font-weight="bold" style:font-size-asian="18pt" style:font-weight-asian="bold" style:font-size-complex="18pt" style:font-weight-complex="bold"/>
    </style:style>
    <style:style style:name="T24" style:family="text">
      <style:text-properties fo:color="#ffffff" fo:font-family="Arial" style:font-pitch="variable" fo:language="en" fo:country="US" fo:text-shadow="1pt 1pt"/>
    </style:style>
    <style:style style:name="T25" style:family="text">
      <style:text-properties fo:color="#00cc00" fo:font-family="Wingdings" style:font-pitch="variable" style:font-charset="x-symbol" fo:font-size="72pt" fo:language="en" fo:country="US" fo:text-shadow="1pt 1pt" style:font-size-asian="72pt" style:font-size-complex="72pt"/>
    </style:style>
    <style:style style:name="T26" style:family="text">
      <style:text-properties fo:font-size="40pt" fo:language="en" fo:country="GB" style:font-size-asian="40pt" style:font-size-complex="40pt"/>
    </style:style>
    <style:style style:name="T27" style:family="text">
      <style:text-properties fo:language="en" fo:country="GB" fo:font-style="italic" style:text-underline-style="solid" style:text-underline-width="auto" style:text-underline-color="font-color" style:font-style-asian="italic" style:font-style-complex="italic"/>
    </style:style>
    <style:style style:name="T28" style:family="text">
      <style:text-properties fo:language="en" fo:country="US" style:font-family-asian="'DejaVu Sans'" style:font-pitch-asian="variable" style:font-family-complex="'DejaVu Sans'" style:font-pitch-complex="variable"/>
    </style:style>
    <style:style style:name="T29" style:family="text">
      <style:text-properties fo:color="#ff3300" fo:font-family="Wingdings" style:font-pitch="variable" style:font-charset="x-symbol" fo:font-size="72pt" fo:language="en" fo:country="US" fo:text-shadow="1pt 1pt" style:font-size-asian="72pt" style:font-size-complex="72pt"/>
    </style:style>
    <style:style style:name="T30" style:family="text">
      <style:text-properties fo:color="#006600" fo:font-family="'Courier New'" style:font-family-generic="modern" style:font-pitch="fixed" fo:language="en" fo:country="GB" fo:font-weight="bold" style:font-weight-asian="bold" style:font-weight-complex="bold"/>
    </style:style>
    <style:style style:name="T31" style:family="text">
      <style:text-properties fo:color="#ffffff" fo:font-family="Arial" style:font-pitch="variable" fo:font-size="32pt" fo:language="en" fo:country="GB" fo:text-shadow="1pt 1pt" style:font-size-asian="32pt" style:font-size-complex="3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48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8.551cm" svg:height="3.309cm" svg:x="10.764cm" svg:y="7.523cm">
          <text:p text:style-name="P1"><text:span text:style-name="T1">Array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 Part 2</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literal</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an aggregate initializer list can apparently be cast to an array type</text:span></text:p>
                <text:list text:style-name="L3">
                  <text:list-item>
                    <text:p text:style-name="P7"><text:span text:style-name="T3">known as a compound literal</text:span></text:p>
                  </text:list-item>
                </text:list>
              </text:list-item>
            </text:list>
            <text:p text:style-name="P8"><text:span text:style-name="T3"/></text:p>
          </draw:text-box>
        </draw:frame>
        <draw:custom-shape draw:style-name="gr4" draw:text-style-name="P2" draw:layer="layout" svg:width="18.803cm" svg:height="1.881cm" svg:x="5.958cm" svg:y="6.324cm">
          <text:p text:style-name="P9"><text:span text:style-name="T4">int </text:span><text:span text:style-name="T5">*</text:span><text:span text:style-name="T4"> </text:span><text:span text:style-name="T5">p =</text:span></text:p>
          <text:p text:style-name="P9"><text:span text:style-name="T4"><text:s text:c="4"/></text:span><text:span text:style-name="T5">(</text:span><text:span text:style-name="T4">int</text:span><text:span text:style-name="T5"> []){ 0,1,4,9,16,25,36 };</text:span></text:p>
          <draw:enhanced-geometry svg:viewBox="0 0 21600 21600" draw:type="mso-spt202" draw:enhanced-path="M 0 0 L 21600 0 21600 21600 0 21600 0 0 Z N"/>
        </draw:custom-shape>
        <draw:custom-shape draw:style-name="gr5" draw:text-style-name="P2" draw:layer="layout" svg:width="21.603cm" svg:height="5.799cm" svg:x="4.758cm" svg:y="10.323cm">
          <text:p/>
          <draw:enhanced-geometry svg:viewBox="0 0 21600 21600" draw:type="rectangle" draw:enhanced-path="M 0 0 L 21600 0 21600 21600 0 21600 0 0 Z N"/>
        </draw:custom-shape>
        <draw:custom-shape draw:style-name="gr6" draw:text-style-name="P2" draw:layer="layout" svg:width="2.558cm" svg:height="1.795cm" svg:x="7.157cm" svg:y="11.121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1.244cm" svg:height="1.023cm" svg:x="5.715cm" svg:y="11.496cm">
          <text:p text:style-name="P3"><text:span text:style-name="T7">p</text:span></text:p>
          <draw:enhanced-geometry svg:viewBox="0 0 21600 21600" draw:type="mso-spt202" draw:enhanced-path="M 0 0 L 21600 0 21600 21600 0 21600 0 0 Z N"/>
        </draw:custom-shape>
        <draw:custom-shape draw:style-name="gr6" draw:text-style-name="P2" draw:layer="layout" svg:width="1.759cm" svg:height="1.795cm" svg:x="11.602cm" svg:y="13.529cm">
          <text:p text:style-name="P1"><text:span text:style-name="T7">0</text:span></text:p>
          <draw:enhanced-geometry svg:viewBox="0 0 21600 21600" draw:type="rectangle" draw:enhanced-path="M 0 0 L 21600 0 21600 21600 0 21600 0 0 Z N"/>
        </draw:custom-shape>
        <draw:custom-shape draw:style-name="gr6" draw:text-style-name="P2" draw:layer="layout" svg:width="1.76cm" svg:height="1.794cm" svg:x="13.401cm" svg:y="13.525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59cm" svg:height="1.794cm" svg:x="15.205cm" svg:y="13.525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59cm" svg:height="1.794cm" svg:x="17.004cm" svg:y="13.525cm">
          <text:p text:style-name="P1"><text:span text:style-name="T7">9</text:span></text:p>
          <draw:enhanced-geometry svg:viewBox="0 0 21600 21600" draw:type="rectangle" draw:enhanced-path="M 0 0 L 21600 0 21600 21600 0 21600 0 0 Z N"/>
        </draw:custom-shape>
        <draw:line draw:style-name="gr8" draw:text-style-name="P10" draw:layer="layout" svg:x1="8.356cm" svg:y1="12.321cm" svg:x2="8.361cm" svg:y2="14.521cm">
          <text:p/>
        </draw:line>
        <draw:line draw:style-name="gr9" draw:text-style-name="P10" draw:layer="layout" svg:x1="8.356cm" svg:y1="14.521cm" svg:x2="11.359cm" svg:y2="14.526cm">
          <text:p/>
        </draw:line>
        <draw:custom-shape draw:style-name="gr6" draw:text-style-name="P2" draw:layer="layout" svg:width="1.759cm" svg:height="1.795cm" svg:x="18.799cm" svg:y="13.52cm">
          <text:p text:style-name="P1"><text:span text:style-name="T7">16</text:span></text:p>
          <draw:enhanced-geometry svg:viewBox="0 0 21600 21600" draw:type="rectangle" draw:enhanced-path="M 0 0 L 21600 0 21600 21600 0 21600 0 0 Z N"/>
        </draw:custom-shape>
        <draw:custom-shape draw:style-name="gr6" draw:text-style-name="P2" draw:layer="layout" svg:width="1.759cm" svg:height="1.795cm" svg:x="20.598cm" svg:y="13.52cm">
          <text:p text:style-name="P1"><text:span text:style-name="T7">25</text:span></text:p>
          <draw:enhanced-geometry svg:viewBox="0 0 21600 21600" draw:type="rectangle" draw:enhanced-path="M 0 0 L 21600 0 21600 21600 0 21600 0 0 Z N"/>
        </draw:custom-shape>
        <draw:custom-shape draw:style-name="gr6" draw:text-style-name="P2" draw:layer="layout" svg:width="1.76cm" svg:height="1.795cm" svg:x="22.401cm" svg:y="13.52cm">
          <text:p text:style-name="P1"><text:span text:style-name="T7">36</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8">The compound-literal feature was added in C99. It is not a cast. </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s and structs</text:span></text:p>
          </draw:text-box>
        </draw:frame>
        <draw:frame presentation:style-name="pr3" draw:text-style-name="P2" draw:layer="layout" svg:width="22.649cm" svg:height="16.934cm" svg:x="3.597cm" svg:y="1.455cm" presentation:class="outline" presentation:user-transformed="true">
          <draw:text-box>
            <text:list text:style-name="L2">
              <text:list-item>
                <text:p text:style-name="P6"><text:span text:style-name="T3">arrays and struct may contain each other</text:span></text:p>
                <text:list text:style-name="L3">
                  <text:list-item>
                    <text:p text:style-name="P7"><text:span text:style-name="T3">[int] and .identifier designators can be combined</text:span></text:p>
                  </text:list-item>
                </text:list>
              </text:list-item>
            </text:list>
          </draw:text-box>
        </draw:frame>
        <draw:custom-shape draw:style-name="gr10" draw:text-style-name="P2" draw:layer="layout" svg:width="8.4cm" svg:height="4.071cm" svg:x="5.358cm" svg:y="5.653cm">
          <text:p text:style-name="P3"><text:span text:style-name="T9">struct</text:span><text:span text:style-name="T10"> s</text:span></text:p>
          <text:p text:style-name="P3"><text:span text:style-name="T10">{</text:span></text:p>
          <text:p text:style-name="P3"><text:span text:style-name="T10"><text:s text:c="4"/></text:span><text:span text:style-name="T9">int</text:span><text:span text:style-name="T10"> array[3];</text:span></text:p>
          <text:p text:style-name="P3"><text:span text:style-name="T10"><text:s text:c="4"/></text:span><text:span text:style-name="T9">int</text:span><text:span text:style-name="T10"> b;</text:span></text:p>
          <text:p text:style-name="P3"><text:span text:style-name="T10">};</text:span></text:p>
          <draw:enhanced-geometry svg:viewBox="0 0 21600 21600" draw:type="mso-spt202" draw:enhanced-path="M 0 0 L 21600 0 21600 21600 0 21600 0 0 Z N"/>
        </draw:custom-shape>
        <draw:custom-shape draw:style-name="gr11" draw:text-style-name="P2" draw:layer="layout" svg:width="11.602cm" svg:height="4.071cm" svg:x="12.559cm" svg:y="6.522cm">
          <text:p text:style-name="P3"><text:span text:style-name="T9">struct</text:span><text:span text:style-name="T10"> s sequence[] = </text:span></text:p>
          <text:p text:style-name="P3"><text:span text:style-name="T10"><text:s text:c="4"/></text:span><text:span text:style-name="T10">{ </text:span></text:p>
          <text:p text:style-name="P3"><text:span text:style-name="T10"><text:s text:c="8"/></text:span><text:span text:style-name="T10">[0].array = { 1 },</text:span></text:p>
          <text:p text:style-name="P3"><text:span text:style-name="T10"><text:s text:c="8"/></text:span><text:span text:style-name="T10">[1].array[2] = 3</text:span></text:p>
          <text:p text:style-name="P3"><text:span text:style-name="T10"><text:s text:c="4"/></text:span><text:span text:style-name="T10">};</text:span></text:p>
          <draw:enhanced-geometry svg:viewBox="0 0 21600 21600" draw:type="mso-spt202" draw:enhanced-path="M 0 0 L 21600 0 21600 21600 0 21600 0 0 Z N"/>
        </draw:custom-shape>
        <draw:custom-shape draw:style-name="gr12" draw:text-style-name="P2" draw:layer="layout" svg:width="2.196cm" svg:height="1.601cm" svg:x="8.961cm" svg:y="13.723cm">
          <text:p text:style-name="P1"><text:span text:style-name="T11">1</text:span></text:p>
          <draw:enhanced-geometry svg:viewBox="0 0 21600 21600" draw:type="rectangle" draw:enhanced-path="M 0 0 L 21600 0 21600 21600 0 21600 0 0 Z N"/>
        </draw:custom-shape>
        <draw:custom-shape draw:style-name="gr12" draw:text-style-name="P2" draw:layer="layout" svg:width="2.196cm" svg:height="1.601cm" svg:x="11.161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22.163cm" svg:y="13.723cm">
          <text:p text:style-name="P1"><text:span text:style-name="T11">3</text:span></text:p>
          <draw:enhanced-geometry svg:viewBox="0 0 21600 21600" draw:type="rectangle" draw:enhanced-path="M 0 0 L 21600 0 21600 21600 0 21600 0 0 Z N"/>
        </draw:custom-shape>
        <draw:custom-shape draw:style-name="gr13" draw:text-style-name="P2" draw:layer="layout" svg:width="1.001cm" svg:height="8.405cm" draw:transform="rotate (1.5707963267946) translate (9.155cm 16.54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5.998cm" svg:height="1.023cm" svg:x="9.56cm" svg:y="16.545cm">
          <text:p text:style-name="P3"><text:span text:style-name="T13">sequence[0]</text:span></text:p>
          <draw:enhanced-geometry svg:viewBox="0 0 21600 21600" draw:type="mso-spt202" draw:enhanced-path="M 0 0 L 21600 0 21600 21600 0 21600 0 0 Z N"/>
        </draw:custom-shape>
        <draw:custom-shape draw:style-name="gr13" draw:text-style-name="P2" draw:layer="layout" svg:width="1.001cm" svg:height="8.405cm" draw:transform="rotate (1.5707963267946) translate (17.956cm 16.54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5.997cm" svg:height="1.023cm" svg:x="18.362cm" svg:y="16.545cm">
          <text:p text:style-name="P3"><text:span text:style-name="T13">sequence[1]</text:span></text:p>
          <draw:enhanced-geometry svg:viewBox="0 0 21600 21600" draw:type="mso-spt202" draw:enhanced-path="M 0 0 L 21600 0 21600 21600 0 21600 0 0 Z N"/>
        </draw:custom-shape>
        <draw:custom-shape draw:style-name="gr13" draw:text-style-name="P2" draw:layer="layout" svg:width="0.802cm" svg:height="6.403cm" draw:transform="rotate (1.5707963267946) translate (8.956cm 13.339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2" draw:layer="layout" svg:width="0.802cm" svg:height="2.2cm" draw:transform="rotate (1.5707963267946) translate (15.558cm 13.339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4.401cm" svg:height="1.023cm" svg:x="9.163cm" svg:y="11.523cm">
          <text:p text:style-name="P3"><text:span text:style-name="T13"><text:s text:c="4"/></text:span><text:span text:style-name="T13">.array</text:span></text:p>
          <draw:enhanced-geometry svg:viewBox="0 0 21600 21600" draw:type="mso-spt202" draw:enhanced-path="M 0 0 L 21600 0 21600 21600 0 21600 0 0 Z N"/>
        </draw:custom-shape>
        <draw:custom-shape draw:style-name="gr7" draw:text-style-name="P2" draw:layer="layout" svg:width="2.201cm" svg:height="1.023cm" svg:x="15.76cm" svg:y="11.545cm">
          <text:p text:style-name="P3"><text:span text:style-name="T13">.b</text:span></text:p>
          <draw:enhanced-geometry svg:viewBox="0 0 21600 21600" draw:type="mso-spt202" draw:enhanced-path="M 0 0 L 21600 0 21600 21600 0 21600 0 0 Z N"/>
        </draw:custom-shape>
        <draw:custom-shape draw:style-name="gr12" draw:text-style-name="P2" draw:layer="layout" svg:width="2.196cm" svg:height="1.601cm" svg:x="13.366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5.562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7.762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9.958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24.359cm" svg:y="13.723cm">
          <text:p text:style-name="P1"><text:span text:style-name="T12">*</text:span></text:p>
          <draw:enhanced-geometry svg:viewBox="0 0 21600 21600" draw:type="rectangle" draw:enhanced-path="M 0 0 L 21600 0 21600 21600 0 21600 0 0 Z N"/>
        </draw:custom-shape>
        <draw:custom-shape draw:style-name="gr7" draw:text-style-name="P2" draw:layer="layout" svg:width="4.193cm" svg:height="1.023cm" svg:x="4.357cm" svg:y="17.524cm">
          <text:p text:style-name="P3"><text:span text:style-name="T14">default value</text:span></text:p>
          <draw:enhanced-geometry svg:viewBox="0 0 21600 21600" draw:type="mso-spt202" draw:enhanced-path="M 0 0 L 21600 0 21600 21600 0 21600 0 0 Z N"/>
        </draw:custom-shape>
        <draw:custom-shape draw:style-name="gr7" draw:text-style-name="P2" draw:layer="layout" svg:width="1.199cm" svg:height="1.954cm" svg:x="3.55cm" svg:y="17.176cm">
          <text:p text:style-name="P3"><text:span text:style-name="T15">*</text:span></text:p>
          <draw:enhanced-geometry svg:viewBox="0 0 21600 21600" draw:type="mso-spt202" draw:enhanced-path="M 0 0 L 21600 0 21600 21600 0 21600 0 0 Z N"/>
        </draw:custom-shape>
        <draw:custom-shape draw:style-name="gr7" draw:text-style-name="P2" draw:layer="layout" svg:width="8.4cm" svg:height="1.023cm" svg:x="5.358cm" svg:y="4.52cm">
          <text:p text:style-name="P3"><text:span text:style-name="T14">struct containing array</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ectangular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only the top-level array decays into a pointer</text:span></text:p>
                <text:list text:style-name="L3">
                  <text:list-item>
                    <text:p text:style-name="P7"><text:span text:style-name="T3">the size of sub arrays remains part of the type</text:span></text:p>
                  </text:list-item>
                </text:list>
              </text:list-item>
            </text:list>
          </draw:text-box>
        </draw:frame>
        <draw:custom-shape draw:style-name="gr4" draw:text-style-name="P2" draw:layer="layout" svg:width="16.806cm" svg:height="3.911cm" svg:x="6.548cm" svg:y="9.618cm">
          <text:p text:style-name="P9"><text:span text:style-name="T9">int</text:span><text:span text:style-name="T10"> main(</text:span><text:span text:style-name="T9">void</text:span><text:span text:style-name="T10">)</text:span></text:p>
          <text:p text:style-name="P9"><text:span text:style-name="T10">{</text:span></text:p>
          <text:p text:style-name="P9"><text:span text:style-name="T10"><text:s text:c="4"/></text:span><text:span text:style-name="T9">int</text:span><text:span text:style-name="T10"> grid[2][3] = {{0,1,2},{3,4,5}};</text:span></text:p>
          <text:p text:style-name="P9"><text:span text:style-name="T10"><text:s text:c="4"/></text:span><text:span text:style-name="T10">...</text:span></text:p>
          <text:p text:style-name="P9"><text:span text:style-name="T10"><text:s text:c="4"/></text:span><text:span text:style-name="T10">print(2, grid); <text:s text:c="3"/></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16.806cm" svg:height="0.866cm" svg:x="6.548cm" svg:y="5.124cm">
          <text:p text:style-name="P9"><text:span text:style-name="T9">void</text:span><text:span text:style-name="T10"> print(</text:span><text:span text:style-name="T9">int</text:span><text:span text:style-name="T10"> nrows, </text:span><text:span text:style-name="T9">int</text:span><text:span text:style-name="T10"> matrix[2][3]);</text:span></text:p>
          <draw:enhanced-geometry svg:viewBox="0 0 21600 21600" draw:type="mso-spt202" draw:enhanced-path="M 0 0 L 21600 0 21600 21600 0 21600 0 0 Z N"/>
        </draw:custom-shape>
        <draw:custom-shape draw:style-name="gr4" draw:text-style-name="P2" draw:layer="layout" svg:width="16.805cm" svg:height="0.866cm" svg:x="6.553cm" svg:y="5.922cm">
          <text:p text:style-name="P9"><text:span text:style-name="T9">void</text:span><text:span text:style-name="T10"> print(</text:span><text:span text:style-name="T9">int</text:span><text:span text:style-name="T10"> nrows, </text:span><text:span text:style-name="T9">int</text:span><text:span text:style-name="T10"> matrix[ ][3]);</text:span></text:p>
          <draw:enhanced-geometry svg:viewBox="0 0 21600 21600" draw:type="mso-spt202" draw:enhanced-path="M 0 0 L 21600 0 21600 21600 0 21600 0 0 Z N"/>
        </draw:custom-shape>
        <draw:custom-shape draw:style-name="gr4" draw:text-style-name="P2" draw:layer="layout" svg:width="16.805cm" svg:height="0.866cm" svg:x="6.553cm" svg:y="6.725cm">
          <text:p text:style-name="P9"><text:span text:style-name="T9">void</text:span><text:span text:style-name="T10"> print(</text:span><text:span text:style-name="T9">int</text:span><text:span text:style-name="T10"> nrows, </text:span><text:span text:style-name="T9">int</text:span><text:span text:style-name="T10"> (*matrix)[3]);</text:span></text:p>
          <draw:enhanced-geometry svg:viewBox="0 0 21600 21600" draw:type="mso-spt202" draw:enhanced-path="M 0 0 L 21600 0 21600 21600 0 21600 0 0 Z N"/>
        </draw:custom-shape>
        <draw:custom-shape draw:style-name="gr4" draw:text-style-name="P2" draw:layer="layout" svg:width="16.806cm" svg:height="0.866cm" svg:x="6.557cm" svg:y="16.726cm">
          <text:p text:style-name="P9"><text:span text:style-name="T9">void</text:span><text:span text:style-name="T10"> illegal(</text:span><text:span text:style-name="T9">int</text:span><text:span text:style-name="T10"> matrix[ ][ ]) ...</text:span></text:p>
          <draw:enhanced-geometry svg:viewBox="0 0 21600 21600" draw:type="mso-spt202" draw:enhanced-path="M 0 0 L 21600 0 21600 21600 0 21600 0 0 Z N"/>
        </draw:custom-shape>
        <draw:custom-shape draw:style-name="gr7" draw:text-style-name="P2" draw:layer="layout" svg:width="4.802cm" svg:height="1.023cm" svg:x="6.553cm" svg:y="7.704cm">
          <text:p text:style-name="P3"><text:span text:style-name="T14">equivalent</text:span></text:p>
          <draw:enhanced-geometry svg:viewBox="0 0 21600 21600" draw:type="mso-spt202" draw:enhanced-path="M 0 0 L 21600 0 21600 21600 0 21600 0 0 Z N"/>
        </draw:custom-shape>
        <draw:custom-shape draw:style-name="gr14" draw:text-style-name="P2" draw:layer="layout" svg:width="1.367cm" svg:height="1.998cm" svg:x="4.957cm" svg:y="15.928cm">
          <text:p/>
          <draw:enhanced-geometry svg:viewBox="0 0 3099 4329" draw:type="non-primitive" draw:enhanced-path="M 560 4145  L 531 4097  L 510 4048  L 495 3998  L 487 3947  L 486 3896  L 490 3845  L 501 3792  L 516 3741  L 0 3741  L 0 3641  L 559 3641  L 584 3599  L 610 3557  L 641 3516  L 673 3476  L 746 3399  L 826 3326  L 913 3260  L 1005 3202  L 1101 3152  L 1198 3110  L 1296 3080  L 1393 3060  L 1441 3055  L 1488 3053  L 1534 3054  L 1578 3059  L 1623 3067  L 1665 3080  L 1705 3095  L 1743 3116  L 1778 3139  L 1812 3168  L 1844 3201  L 1873 3238  L 1873 0  L 1947 0  L 1974 59  L 2004 115  L 2075 224  L 2155 329  L 2242 430  L 2432 632  L 2529 735  L 2626 842  L 2719 955  L 2806 1075  L 2848 1138  L 2887 1204  L 2924 1271  L 2958 1343  L 2989 1417  L 3016 1494  L 3041 1575  L 3062 1659  L 3078 1748  L 3089 1840  L 3097 1937  L 3099 2038  L 3097 2112  L 3092 2187  L 3072 2336  L 3038 2483  L 2992 2627  L 2964 2698  L 2934 2766  L 2902 2834  L 2867 2900  L 2789 3026  L 2703 3144  L 2754 3034  L 2799 2929  L 2838 2826  L 2872 2727  L 2899 2632  L 2922 2538  L 2939 2449  L 2951 2362  L 2958 2278  L 2959 2196  L 2956 2116  L 2949 2038  L 2935 1963  L 2918 1889  L 2896 1818  L 2871 1748  L 2840 1679  L 2805 1612  L 2767 1547  L 2724 1481  L 2628 1353  L 2517 1228  L 2393 1104  L 2255 980  L 2107 853  L 1947 726  L 1947 3475  L 1945 3517  L 1939 3558  L 1917 3641  L 2433 3641  L 2433 3741  L 1874 3741  L 1823 3825  L 1792 3866  L 1760 3906  L 1687 3983  L 1607 4055  L 1520 4121  L 1428 4179  L 1332 4230  L 1235 4272  L 1136 4303  L 1040 4322  L 992 4327  L 945 4329  L 898 4328  L 854 4324  L 810 4315  L 768 4304  L 728 4287  L 690 4268  L 654 4243  L 621 4214  L 589 4182  L 560 4145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8">Note that the memory layout for a 2d array is a single block of memory.</text:span></text:p>
              <text:p text:style-name="P11"><text:span text:style-name="T8">To understand the third function prototype for pass remember that a pointer to something uses the same syntax as a pointer to an array of something. In:</text:span></text:p>
              <text:p text:style-name="P12"><text:span text:style-name="T16"><text:tab/></text:span><text:span text:style-name="T16">void print(int nrows, int (*matrix)[3]);</text:span></text:p>
              <text:p text:style-name="P13"><text:span text:style-name="T8">matrix is a pointer to an int[3] or to the first element in an array of int[3].</text:span></text:p>
              <text:p text:style-name="P13"><text:span text:style-name="T8"/></text:p>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pointer to array</text:span></text:p>
          </draw:text-box>
        </draw:frame>
        <draw:custom-shape draw:style-name="gr15" draw:text-style-name="P2" draw:layer="layout" svg:width="21.801cm" svg:height="5.799cm" svg:x="4.357cm" svg:y="2.262cm">
          <text:p/>
          <draw:enhanced-geometry svg:viewBox="0 0 21600 21600" draw:type="rectangle" draw:enhanced-path="M 0 0 L 21600 0 21600 21600 0 21600 0 0 Z N"/>
        </draw:custom-shape>
        <draw:custom-shape draw:style-name="gr4" draw:text-style-name="P2" draw:layer="layout" svg:width="9.401cm" svg:height="4.319cm" svg:x="4.957cm" svg:y="2.963cm">
          <text:p text:style-name="P9"><text:span text:style-name="T17"/></text:p>
          <text:p text:style-name="P9"><text:span text:style-name="T18">int </text:span><text:span text:style-name="T17">(*matrix)</text:span><text:span text:style-name="T18">[3]</text:span></text:p>
          <text:p text:style-name="P9"><text:span text:style-name="T17"/></text:p>
          <text:p text:style-name="P9"><text:span text:style-name="T17"/></text:p>
          <text:p text:style-name="P9"><text:span text:style-name="T17">int </text:span><text:span text:style-name="T18">(*matrix)</text:span><text:span text:style-name="T17">[3]</text:span></text:p>
          <text:p text:style-name="P9"><text:span text:style-name="T17"/></text:p>
          <draw:enhanced-geometry svg:viewBox="0 0 21600 21600" draw:type="mso-spt202" draw:enhanced-path="M 0 0 L 21600 0 21600 21600 0 21600 0 0 Z N"/>
        </draw:custom-shape>
        <draw:custom-shape draw:style-name="gr7" draw:text-style-name="P2" draw:layer="layout" svg:width="9.798cm" svg:height="1.277cm" svg:x="14.755cm" svg:y="3.254cm">
          <text:p text:style-name="P3"><text:span text:style-name="T19">matrix is a pointer</text:span></text:p>
          <draw:enhanced-geometry svg:viewBox="0 0 21600 21600" draw:type="mso-spt202" draw:enhanced-path="M 0 0 L 21600 0 21600 21600 0 21600 0 0 Z N"/>
        </draw:custom-shape>
        <draw:custom-shape draw:style-name="gr7" draw:text-style-name="P2" draw:layer="layout" svg:width="11.205cm" svg:height="1.277cm" svg:x="14.755cm" svg:y="4.374cm">
          <text:p text:style-name="P3"><text:span text:style-name="T19">to zero, one, or more</text:span></text:p>
          <draw:enhanced-geometry svg:viewBox="0 0 21600 21600" draw:type="mso-spt202" draw:enhanced-path="M 0 0 L 21600 0 21600 21600 0 21600 0 0 Z N"/>
        </draw:custom-shape>
        <draw:custom-shape draw:style-name="gr7" draw:text-style-name="P2" draw:layer="layout" svg:width="9.798cm" svg:height="2.293cm" svg:x="14.755cm" svg:y="5.578cm">
          <text:p text:style-name="P3"><text:span text:style-name="T19">array(s) of three ints</text:span></text:p>
          <text:p text:style-name="P3"><text:span text:style-name="T19"/></text:p>
          <draw:enhanced-geometry svg:viewBox="0 0 21600 21600" draw:type="mso-spt202" draw:enhanced-path="M 0 0 L 21600 0 21600 21600 0 21600 0 0 Z N"/>
        </draw:custom-shape>
        <draw:custom-shape draw:style-name="gr4" draw:text-style-name="P2" draw:layer="layout" svg:width="9.401cm" svg:height="0.934cm" svg:x="4.957cm" svg:y="1.526cm">
          <text:p text:style-name="P9"><text:span text:style-name="T17">int (*matrix)[3]</text:span></text:p>
          <draw:enhanced-geometry svg:viewBox="0 0 21600 21600" draw:type="mso-spt202" draw:enhanced-path="M 0 0 L 21600 0 21600 21600 0 21600 0 0 Z N"/>
        </draw:custom-shape>
        <draw:custom-shape draw:style-name="gr6" draw:text-style-name="P2" draw:layer="layout" svg:width="1.76cm" svg:height="1.795cm" svg:x="11.249cm" svg:y="14.327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6cm" svg:height="1.795cm" svg:x="13.048cm" svg:y="14.327cm">
          <text:p text:style-name="P1"><text:span text:style-name="T7">2</text:span></text:p>
          <draw:enhanced-geometry svg:viewBox="0 0 21600 21600" draw:type="rectangle" draw:enhanced-path="M 0 0 L 21600 0 21600 21600 0 21600 0 0 Z N"/>
        </draw:custom-shape>
        <draw:custom-shape draw:style-name="gr6" draw:text-style-name="P2" draw:layer="layout" svg:width="1.759cm" svg:height="1.795cm" svg:x="14.852cm" svg:y="14.327cm">
          <text:p text:style-name="P1"><text:span text:style-name="T7">3</text:span></text:p>
          <draw:enhanced-geometry svg:viewBox="0 0 21600 21600" draw:type="rectangle" draw:enhanced-path="M 0 0 L 21600 0 21600 21600 0 21600 0 0 Z N"/>
        </draw:custom-shape>
        <draw:custom-shape draw:style-name="gr6" draw:text-style-name="P2" draw:layer="layout" svg:width="1.76cm" svg:height="1.795cm" svg:x="16.651cm" svg:y="14.327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6cm" svg:height="1.795cm" svg:x="18.45cm" svg:y="14.327cm">
          <text:p text:style-name="P1"><text:span text:style-name="T7">5</text:span></text:p>
          <draw:enhanced-geometry svg:viewBox="0 0 21600 21600" draw:type="rectangle" draw:enhanced-path="M 0 0 L 21600 0 21600 21600 0 21600 0 0 Z N"/>
        </draw:custom-shape>
        <draw:custom-shape draw:style-name="gr7" draw:text-style-name="P2" draw:layer="layout" svg:width="4.599cm" svg:height="1.023cm" svg:x="10.407cm" svg:y="17.308cm">
          <text:p text:style-name="P3"><text:span text:style-name="T13">matrix[0]</text:span></text:p>
          <draw:enhanced-geometry svg:viewBox="0 0 21600 21600" draw:type="mso-spt202" draw:enhanced-path="M 0 0 L 21600 0 21600 21600 0 21600 0 0 Z N"/>
        </draw:custom-shape>
        <draw:custom-shape draw:style-name="gr16" draw:text-style-name="P2" draw:layer="layout" svg:width="0.803cm" svg:height="5.199cm" draw:transform="rotate (1.5707963267946) translate (9.402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2" draw:layer="layout" svg:width="0.803cm" svg:height="5.199cm" draw:transform="rotate (1.5707963267946) translate (15.006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4.599cm" svg:height="1.023cm" svg:x="16.21cm" svg:y="17.308cm">
          <text:p text:style-name="P3"><text:span text:style-name="T13">matrix[1]</text:span></text:p>
          <draw:enhanced-geometry svg:viewBox="0 0 21600 21600" draw:type="mso-spt202" draw:enhanced-path="M 0 0 L 21600 0 21600 21600 0 21600 0 0 Z N"/>
        </draw:custom-shape>
        <draw:custom-shape draw:style-name="gr7" draw:text-style-name="P2" draw:layer="layout" svg:width="13.039cm" svg:height="1.023cm" svg:x="13.159cm" svg:y="8.925cm">
          <text:p text:style-name="P3"><text:span text:style-name="T14">matrix points to a </text:span><text:span text:style-name="T20">single</text:span><text:span text:style-name="T14"> chunk of memory</text:span></text:p>
          <draw:enhanced-geometry svg:viewBox="0 0 21600 21600" draw:type="mso-spt202" draw:enhanced-path="M 0 0 L 21600 0 21600 21600 0 21600 0 0 Z N"/>
        </draw:custom-shape>
        <draw:custom-shape draw:style-name="gr6" draw:text-style-name="P2" draw:layer="layout" svg:width="1.76cm" svg:height="1.795cm" svg:x="9.45cm" svg:y="14.323cm">
          <text:p text:style-name="P1"><text:span text:style-name="T7">0</text:span></text:p>
          <draw:enhanced-geometry svg:viewBox="0 0 21600 21600" draw:type="rectangle" draw:enhanced-path="M 0 0 L 21600 0 21600 21600 0 21600 0 0 Z N"/>
        </draw:custom-shape>
        <draw:custom-shape draw:style-name="gr7" draw:text-style-name="P2" draw:layer="layout" svg:width="3.202cm" svg:height="1.023cm" svg:x="3.157cm" svg:y="10.923cm">
          <text:p text:style-name="P14"><text:span text:style-name="T13">matrix</text:span></text:p>
          <draw:enhanced-geometry svg:viewBox="0 0 21600 21600" draw:type="mso-spt202" draw:enhanced-path="M 0 0 L 21600 0 21600 21600 0 21600 0 0 Z N"/>
        </draw:custom-shape>
        <draw:custom-shape draw:style-name="gr6" draw:text-style-name="P2" draw:layer="layout" svg:width="2.805cm" svg:height="1.794cm" svg:x="6.557cm" svg:y="10.522cm">
          <text:p text:style-name="P1"><text:span text:style-name="T6">&amp;</text:span></text:p>
          <draw:enhanced-geometry svg:viewBox="0 0 21600 21600" draw:type="rectangle" draw:enhanced-path="M 0 0 L 21600 0 21600 21600 0 21600 0 0 Z N"/>
        </draw:custom-shape>
        <draw:line draw:style-name="gr8" draw:text-style-name="P10" draw:layer="layout" svg:x1="7.96cm" svg:y1="11.725cm" svg:x2="7.964cm" svg:y2="15.125cm">
          <text:p/>
        </draw:line>
        <draw:line draw:style-name="gr9" draw:text-style-name="P10" draw:layer="layout" svg:x1="7.96cm" svg:y1="15.125cm" svg:x2="9.159cm" svg:y2="15.13cm">
          <text:p/>
        </draw:line>
        <draw:custom-shape draw:style-name="gr7" draw:text-style-name="P2" draw:layer="layout" svg:width="5.6cm" svg:height="1.023cm" svg:x="15.562cm" svg:y="11.527cm">
          <text:p text:style-name="P3"><text:span text:style-name="T13">matrix[0][1]</text:span></text:p>
          <draw:enhanced-geometry svg:viewBox="0 0 21600 21600" draw:type="mso-spt202" draw:enhanced-path="M 0 0 L 21600 0 21600 21600 0 21600 0 0 Z N"/>
        </draw:custom-shape>
        <draw:line draw:style-name="gr17" draw:text-style-name="P10" draw:layer="layout" svg:x1="15.565cm" svg:y1="12.127cm" svg:x2="12.152cm" svg:y2="12.131cm">
          <text:p/>
        </draw:line>
        <draw:line draw:style-name="gr18" draw:text-style-name="P10" draw:layer="layout" svg:x1="12.158cm" svg:y1="12.127cm" svg:x2="12.162cm" svg:y2="14.923cm">
          <text:p/>
        </draw:line>
        <draw:custom-shape draw:style-name="gr19" draw:text-style-name="P2" draw:layer="layout" svg:width="1.76cm" svg:height="1.795cm" svg:x="20.364cm" svg:y="14.323cm">
          <text:p/>
          <draw:enhanced-geometry svg:viewBox="0 0 21600 21600" draw:type="rectangle" draw:enhanced-path="M 0 0 L 21600 0 21600 21600 0 21600 0 0 Z N"/>
        </draw:custom-shape>
        <draw:custom-shape draw:style-name="gr19" draw:text-style-name="P2" draw:layer="layout" svg:width="1.76cm" svg:height="1.795cm" svg:x="22.163cm" svg:y="14.323cm">
          <text:p/>
          <draw:enhanced-geometry svg:viewBox="0 0 21600 21600" draw:type="rectangle" draw:enhanced-path="M 0 0 L 21600 0 21600 21600 0 21600 0 0 Z N"/>
        </draw:custom-shape>
        <draw:custom-shape draw:style-name="gr19" draw:text-style-name="P2" draw:layer="layout" svg:width="1.76cm" svg:height="1.795cm" svg:x="23.962cm" svg:y="14.323cm">
          <text:p/>
          <draw:enhanced-geometry svg:viewBox="0 0 21600 21600" draw:type="rectangle" draw:enhanced-path="M 0 0 L 21600 0 21600 21600 0 21600 0 0 Z N"/>
        </draw:custom-shape>
        <draw:custom-shape draw:style-name="gr20" draw:text-style-name="P2" draw:layer="layout" svg:width="0.803cm" svg:height="5.199cm" draw:transform="rotate (1.5707963267946) translate (20.36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0" draw:layer="layout" svg:x1="25.96cm" svg:y1="14.327cm" svg:x2="26.957cm" svg:y2="14.332cm">
          <text:p/>
        </draw:line>
        <draw:line draw:style-name="gr21" draw:text-style-name="P10" draw:layer="layout" svg:x1="25.96cm" svg:y1="16.126cm" svg:x2="26.957cm" svg:y2="16.131cm">
          <text:p/>
        </draw:line>
        <draw:line draw:style-name="gr18" draw:text-style-name="P10" draw:layer="layout" svg:x1="6.359cm" svg:y1="11.527cm" svg:x2="7.36cm" svg:y2="11.5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agged arrays</text:span></text:p>
          </draw:text-box>
        </draw:frame>
        <draw:custom-shape draw:style-name="gr4" draw:text-style-name="P2" draw:layer="layout" svg:width="20.395cm" svg:height="5.129cm" svg:x="5.164cm" svg:y="11.602cm">
          <text:p text:style-name="P9"><text:span text:style-name="T9">int</text:span><text:span text:style-name="T10"> main(</text:span><text:span text:style-name="T9">void</text:span><text:span text:style-name="T10">)</text:span></text:p>
          <text:p text:style-name="P9"><text:span text:style-name="T10">{</text:span></text:p>
          <text:p text:style-name="P9"><text:span text:style-name="T10"><text:s text:c="4"/></text:span><text:span text:style-name="T9">int</text:span><text:span text:style-name="T10"> vec1[] = { 0, 1, 2 };</text:span></text:p>
          <text:p text:style-name="P9"><text:span text:style-name="T10"><text:s text:c="4"/></text:span><text:span text:style-name="T9">int</text:span><text:span text:style-name="T10"> vec2[] = { 3, 4, 5 };</text:span></text:p>
          <text:p text:style-name="P9"><text:span text:style-name="T10"><text:s text:c="4"/></text:span><text:span text:style-name="T9">int</text:span><text:span text:style-name="T10"> * grid[2] = { vec1, vec2 };</text:span></text:p>
          <text:p text:style-name="P9"><text:span text:style-name="T10"><text:s text:c="4"/></text:span></text:p>
          <text:p text:style-name="P9"><text:span text:style-name="T10"><text:s text:c="4"/></text:span><text:span text:style-name="T10">print(2, 3, grid); <text:s text:c="3"/></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20.409cm" svg:height="0.866cm" svg:x="5.159cm" svg:y="7.126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ragged[2]);</text:span></text:p>
          <draw:enhanced-geometry svg:viewBox="0 0 21600 21600" draw:type="mso-spt202" draw:enhanced-path="M 0 0 L 21600 0 21600 21600 0 21600 0 0 Z N"/>
        </draw:custom-shape>
        <draw:custom-shape draw:style-name="gr4" draw:text-style-name="P2" draw:layer="layout" svg:width="20.408cm" svg:height="0.866cm" svg:x="5.164cm" svg:y="7.924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ragged[ ]);</text:span></text:p>
          <draw:enhanced-geometry svg:viewBox="0 0 21600 21600" draw:type="mso-spt202" draw:enhanced-path="M 0 0 L 21600 0 21600 21600 0 21600 0 0 Z N"/>
        </draw:custom-shape>
        <draw:custom-shape draw:style-name="gr4" draw:text-style-name="P2" draw:layer="layout" svg:width="20.408cm" svg:height="0.866cm" svg:x="5.164cm" svg:y="8.661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 ragged);</text:span></text:p>
          <draw:enhanced-geometry svg:viewBox="0 0 21600 21600" draw:type="mso-spt202" draw:enhanced-path="M 0 0 L 21600 0 21600 21600 0 21600 0 0 Z N"/>
        </draw:custom-shape>
        <draw:custom-shape draw:style-name="gr7" draw:text-style-name="P2" draw:layer="layout" svg:width="20.404cm" svg:height="1.023cm" svg:x="5.164cm" svg:y="5.525cm">
          <text:p text:style-name="P14"><text:span text:style-name="T14">note this is </text:span><text:span text:style-name="T13">int*ragged[2]</text:span><text:span text:style-name="T14"> and not </text:span><text:span text:style-name="T13">int(*ragged)[2]</text:span></text:p>
          <draw:enhanced-geometry svg:viewBox="0 0 21600 21600" draw:type="mso-spt202" draw:enhanced-path="M 0 0 L 21600 0 21600 21600 0 21600 0 0 Z N"/>
        </draw:custom-shape>
        <draw:line draw:style-name="gr8" draw:text-style-name="P10" draw:layer="layout" svg:x1="24.364cm" svg:y1="7.527cm" svg:x2="26.366cm" svg:y2="7.532cm">
          <text:p/>
        </draw:line>
        <draw:line draw:style-name="gr8" draw:text-style-name="P10" draw:layer="layout" svg:x1="26.366cm" svg:y1="7.531cm" svg:x2="26.37cm" svg:y2="6.12cm">
          <text:p/>
        </draw:line>
        <draw:line draw:style-name="gr9" draw:text-style-name="P10" draw:layer="layout" svg:x1="26.37cm" svg:y1="6.125cm" svg:x2="25.36cm" svg:y2="6.13cm">
          <text:p/>
        </draw:line>
        <draw:custom-shape draw:style-name="gr7" draw:text-style-name="P2" draw:layer="layout" svg:width="4.802cm" svg:height="1.023cm" svg:x="4.957cm" svg:y="9.525cm">
          <text:p text:style-name="P3"><text:span text:style-name="T14">equivalent</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an array of pointers can mimic a 2d array</text:span></text:p>
                <text:list text:style-name="L3">
                  <text:list-item>
                    <text:p text:style-name="P7"><text:span text:style-name="T3">each pointer points to an array</text:span></text:p>
                  </text:list-item>
                  <text:list-item>
                    <text:p text:style-name="P7"><text:span text:style-name="T3">aka Illiffe vector aka dope vector</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array of pointers</text:span></text:p>
          </draw:text-box>
        </draw:frame>
        <draw:custom-shape draw:style-name="gr15" draw:text-style-name="P2" draw:layer="layout" svg:width="21.802cm" svg:height="7.465cm" svg:x="4.555cm" svg:y="1.923cm">
          <text:p/>
          <draw:enhanced-geometry svg:viewBox="0 0 21600 21600" draw:type="rectangle" draw:enhanced-path="M 0 0 L 21600 0 21600 21600 0 21600 0 0 Z N"/>
        </draw:custom-shape>
        <draw:custom-shape draw:style-name="gr4" draw:text-style-name="P2" draw:layer="layout" svg:width="9.401cm" svg:height="6.35cm" svg:x="5.155cm" svg:y="2.624cm">
          <text:p text:style-name="P9"><text:span text:style-name="T17"/></text:p>
          <text:p text:style-name="P9"><text:span text:style-name="T18">int *</text:span><text:span text:style-name="T17"> ragged[]</text:span></text:p>
          <text:p text:style-name="P9"><text:span text:style-name="T17"/></text:p>
          <text:p text:style-name="P9"><text:span text:style-name="T17"/></text:p>
          <text:p text:style-name="P9"><text:span text:style-name="T18">int</text:span><text:span text:style-name="T17"> *</text:span><text:span text:style-name="T18"> ragged[]</text:span></text:p>
          <text:p text:style-name="P9"><text:span text:style-name="T18"/></text:p>
          <text:p text:style-name="P9"><text:span text:style-name="T18"/></text:p>
          <text:p text:style-name="P9"><text:span text:style-name="T17">int</text:span><text:span text:style-name="T18"> * ragged[]</text:span></text:p>
          <text:p text:style-name="P9"><text:span text:style-name="T18"/></text:p>
          <draw:enhanced-geometry svg:viewBox="0 0 21600 21600" draw:type="mso-spt202" draw:enhanced-path="M 0 0 L 21600 0 21600 21600 0 21600 0 0 Z N"/>
        </draw:custom-shape>
        <draw:custom-shape draw:style-name="gr7" draw:text-style-name="P2" draw:layer="layout" svg:width="9.798cm" svg:height="1.277cm" svg:x="14.755cm" svg:y="3.118cm">
          <text:p text:style-name="P3"><text:span text:style-name="T19">ragged is an array</text:span></text:p>
          <draw:enhanced-geometry svg:viewBox="0 0 21600 21600" draw:type="mso-spt202" draw:enhanced-path="M 0 0 L 21600 0 21600 21600 0 21600 0 0 Z N"/>
        </draw:custom-shape>
        <draw:custom-shape draw:style-name="gr7" draw:text-style-name="P2" draw:layer="layout" svg:width="9.798cm" svg:height="1.277cm" svg:x="14.755cm" svg:y="4.119cm">
          <text:p text:style-name="P3"><text:span text:style-name="T19">of</text:span></text:p>
          <draw:enhanced-geometry svg:viewBox="0 0 21600 21600" draw:type="mso-spt202" draw:enhanced-path="M 0 0 L 21600 0 21600 21600 0 21600 0 0 Z N"/>
        </draw:custom-shape>
        <draw:custom-shape draw:style-name="gr7" draw:text-style-name="P2" draw:layer="layout" svg:width="9.798cm" svg:height="1.277cm" svg:x="14.755cm" svg:y="5.115cm">
          <text:p text:style-name="P3"><text:span text:style-name="T19">pointers</text:span></text:p>
          <draw:enhanced-geometry svg:viewBox="0 0 21600 21600" draw:type="mso-spt202" draw:enhanced-path="M 0 0 L 21600 0 21600 21600 0 21600 0 0 Z N"/>
        </draw:custom-shape>
        <draw:custom-shape draw:style-name="gr4" draw:text-style-name="P2" draw:layer="layout" svg:width="9.401cm" svg:height="0.934cm" svg:x="5.155cm" svg:y="0.988cm">
          <text:p text:style-name="P9"><text:span text:style-name="T17">int * ragged[]</text:span></text:p>
          <draw:enhanced-geometry svg:viewBox="0 0 21600 21600" draw:type="mso-spt202" draw:enhanced-path="M 0 0 L 21600 0 21600 21600 0 21600 0 0 Z N"/>
        </draw:custom-shape>
        <draw:custom-shape draw:style-name="gr7" draw:text-style-name="P2" draw:layer="layout" svg:width="11.399cm" svg:height="1.277cm" svg:x="14.759cm" svg:y="6.253cm">
          <text:p text:style-name="P3"><text:span text:style-name="T19">to zero, one, or more</text:span></text:p>
          <draw:enhanced-geometry svg:viewBox="0 0 21600 21600" draw:type="mso-spt202" draw:enhanced-path="M 0 0 L 21600 0 21600 21600 0 21600 0 0 Z N"/>
        </draw:custom-shape>
        <draw:custom-shape draw:style-name="gr7" draw:text-style-name="P2" draw:layer="layout" svg:width="9.799cm" svg:height="1.277cm" svg:x="14.759cm" svg:y="7.188cm">
          <text:p text:style-name="P3"><text:span text:style-name="T19">int(s)</text:span></text:p>
          <draw:enhanced-geometry svg:viewBox="0 0 21600 21600" draw:type="mso-spt202" draw:enhanced-path="M 0 0 L 21600 0 21600 21600 0 21600 0 0 Z N"/>
        </draw:custom-shape>
        <draw:custom-shape draw:style-name="gr7" draw:text-style-name="P2" draw:layer="layout" svg:width="4.203cm" svg:height="1.023cm" svg:x="8.356cm" svg:y="17.709cm">
          <text:p text:style-name="P14"><text:span text:style-name="T13">ragged[0]</text:span></text:p>
          <draw:enhanced-geometry svg:viewBox="0 0 21600 21600" draw:type="mso-spt202" draw:enhanced-path="M 0 0 L 21600 0 21600 21600 0 21600 0 0 Z N"/>
        </draw:custom-shape>
        <draw:line draw:style-name="gr9" draw:text-style-name="P10" draw:layer="layout" svg:x1="11.761cm" svg:y1="11.717cm" svg:x2="15.359cm" svg:y2="11.721cm">
          <text:p/>
        </draw:line>
        <draw:line draw:style-name="gr9" draw:text-style-name="P10" draw:layer="layout" svg:x1="14.155cm" svg:y1="14.318cm" svg:x2="19.359cm" svg:y2="14.323cm">
          <text:p/>
        </draw:line>
        <draw:custom-shape draw:style-name="gr6" draw:text-style-name="P2" draw:layer="layout" svg:width="2.359cm" svg:height="1.795cm" svg:x="12.96cm" svg:y="15.518cm">
          <text:p text:style-name="P1"><text:span text:style-name="T6">&amp;</text:span></text:p>
          <draw:enhanced-geometry svg:viewBox="0 0 21600 21600" draw:type="rectangle" draw:enhanced-path="M 0 0 L 21600 0 21600 21600 0 21600 0 0 Z N"/>
        </draw:custom-shape>
        <draw:custom-shape draw:style-name="gr6" draw:text-style-name="P2" draw:layer="layout" svg:width="2.359cm" svg:height="1.795cm" svg:x="10.557cm" svg:y="15.518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3.201cm" svg:height="1.023cm" svg:x="3.356cm" svg:y="10.724cm">
          <text:p text:style-name="P14"><text:span text:style-name="T13">ragged</text:span></text:p>
          <draw:enhanced-geometry svg:viewBox="0 0 21600 21600" draw:type="mso-spt202" draw:enhanced-path="M 0 0 L 21600 0 21600 21600 0 21600 0 0 Z N"/>
        </draw:custom-shape>
        <draw:custom-shape draw:style-name="gr6" draw:text-style-name="P2" draw:layer="layout" svg:width="2.805cm" svg:height="1.795cm" svg:x="6.954cm" svg:y="10.323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4.203cm" svg:height="1.023cm" svg:x="13.357cm" svg:y="17.709cm">
          <text:p text:style-name="P14"><text:span text:style-name="T13">ragged[1]</text:span></text:p>
          <draw:enhanced-geometry svg:viewBox="0 0 21600 21600" draw:type="mso-spt202" draw:enhanced-path="M 0 0 L 21600 0 21600 21600 0 21600 0 0 Z N"/>
        </draw:custom-shape>
        <draw:line draw:style-name="gr8" draw:text-style-name="P10" draw:layer="layout" svg:x1="8.361cm" svg:y1="11.518cm" svg:x2="8.365cm" svg:y2="16.32cm">
          <text:p/>
        </draw:line>
        <draw:line draw:style-name="gr9" draw:text-style-name="P10" draw:layer="layout" svg:x1="8.361cm" svg:y1="16.32cm" svg:x2="10.358cm" svg:y2="16.325cm">
          <text:p/>
        </draw:line>
        <draw:line draw:style-name="gr8" draw:text-style-name="P10" draw:layer="layout" svg:x1="11.756cm" svg:y1="16.13cm" svg:x2="11.761cm" svg:y2="11.711cm">
          <text:p/>
        </draw:line>
        <draw:line draw:style-name="gr8" draw:text-style-name="P10" draw:layer="layout" svg:x1="14.16cm" svg:y1="16.13cm" svg:x2="14.164cm" svg:y2="14.313cm">
          <text:p/>
        </draw:line>
        <draw:custom-shape draw:style-name="gr6" draw:text-style-name="P2" draw:layer="layout" svg:width="1.76cm" svg:height="1.795cm" svg:x="17.361cm" svg:y="10.918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6cm" svg:height="1.795cm" svg:x="19.16cm" svg:y="10.918cm">
          <text:p text:style-name="P1"><text:span text:style-name="T7">2</text:span></text:p>
          <draw:enhanced-geometry svg:viewBox="0 0 21600 21600" draw:type="rectangle" draw:enhanced-path="M 0 0 L 21600 0 21600 21600 0 21600 0 0 Z N"/>
        </draw:custom-shape>
        <draw:custom-shape draw:style-name="gr7" draw:text-style-name="P2" draw:layer="layout" svg:width="5.401cm" svg:height="1.023cm" svg:x="21.758cm" svg:y="16.519cm">
          <text:p text:style-name="P3"><text:span text:style-name="T13">ragged[1][0]</text:span></text:p>
          <draw:enhanced-geometry svg:viewBox="0 0 21600 21600" draw:type="mso-spt202" draw:enhanced-path="M 0 0 L 21600 0 21600 21600 0 21600 0 0 Z N"/>
        </draw:custom-shape>
        <draw:custom-shape draw:style-name="gr6" draw:text-style-name="P2" draw:layer="layout" svg:width="1.759cm" svg:height="1.795cm" svg:x="15.562cm" svg:y="10.914cm">
          <text:p text:style-name="P1"><text:span text:style-name="T7">0</text:span></text:p>
          <draw:enhanced-geometry svg:viewBox="0 0 21600 21600" draw:type="rectangle" draw:enhanced-path="M 0 0 L 21600 0 21600 21600 0 21600 0 0 Z N"/>
        </draw:custom-shape>
        <draw:custom-shape draw:style-name="gr6" draw:text-style-name="P2" draw:layer="layout" svg:width="1.759cm" svg:height="1.794cm" svg:x="21.361cm" svg:y="13.525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59cm" svg:height="1.794cm" svg:x="23.16cm" svg:y="13.525cm">
          <text:p text:style-name="P1"><text:span text:style-name="T7">5</text:span></text:p>
          <draw:enhanced-geometry svg:viewBox="0 0 21600 21600" draw:type="rectangle" draw:enhanced-path="M 0 0 L 21600 0 21600 21600 0 21600 0 0 Z N"/>
        </draw:custom-shape>
        <draw:custom-shape draw:style-name="gr6" draw:text-style-name="P2" draw:layer="layout" svg:width="1.759cm" svg:height="1.795cm" svg:x="19.562cm" svg:y="13.52cm">
          <text:p text:style-name="P1"><text:span text:style-name="T7">3</text:span></text:p>
          <draw:enhanced-geometry svg:viewBox="0 0 21600 21600" draw:type="rectangle" draw:enhanced-path="M 0 0 L 21600 0 21600 21600 0 21600 0 0 Z N"/>
        </draw:custom-shape>
        <draw:line draw:style-name="gr17" draw:text-style-name="P10" draw:layer="layout" svg:x1="21.766cm" svg:y1="17.119cm" svg:x2="20.558cm" svg:y2="17.123cm">
          <text:p/>
        </draw:line>
        <draw:line draw:style-name="gr18" draw:text-style-name="P10" draw:layer="layout" svg:x1="20.563cm" svg:y1="17.123cm" svg:x2="20.567cm" svg:y2="14.715cm">
          <text:p/>
        </draw:line>
        <draw:custom-shape draw:style-name="gr19" draw:text-style-name="P2" draw:layer="layout" svg:width="2.359cm" svg:height="1.795cm" svg:x="15.359cm" svg:y="15.518cm">
          <text:p/>
          <draw:enhanced-geometry svg:viewBox="0 0 21600 21600" draw:type="rectangle" draw:enhanced-path="M 0 0 L 21600 0 21600 21600 0 21600 0 0 Z N"/>
        </draw:custom-shape>
        <draw:line draw:style-name="gr21" draw:text-style-name="P10" draw:layer="layout" svg:x1="20.959cm" svg:y1="10.918cm" svg:x2="22.159cm" svg:y2="10.923cm">
          <text:p/>
        </draw:line>
        <draw:line draw:style-name="gr21" draw:text-style-name="P10" draw:layer="layout" svg:x1="20.959cm" svg:y1="12.718cm" svg:x2="22.159cm" svg:y2="12.722cm">
          <text:p/>
        </draw:line>
        <draw:line draw:style-name="gr21" draw:text-style-name="P10" draw:layer="layout" svg:x1="17.762cm" svg:y1="15.518cm" svg:x2="18.962cm" svg:y2="15.522cm">
          <text:p/>
        </draw:line>
        <draw:line draw:style-name="gr21" draw:text-style-name="P10" draw:layer="layout" svg:x1="17.762cm" svg:y1="17.317cm" svg:x2="18.962cm" svg:y2="17.321cm">
          <text:p/>
        </draw:line>
        <draw:line draw:style-name="gr21" draw:text-style-name="P10" draw:layer="layout" svg:x1="24.963cm" svg:y1="13.52cm" svg:x2="26.163cm" svg:y2="13.525cm">
          <text:p/>
        </draw:line>
        <draw:line draw:style-name="gr21" draw:text-style-name="P10" draw:layer="layout" svg:x1="24.959cm" svg:y1="15.319cm" svg:x2="26.158cm" svg:y2="15.324cm">
          <text:p/>
        </draw:line>
        <draw:line draw:style-name="gr18" draw:text-style-name="P10" draw:layer="layout" svg:x1="11.756cm" svg:y1="17.93cm" svg:x2="11.761cm" svg:y2="16.722cm">
          <text:p/>
        </draw:line>
        <draw:line draw:style-name="gr18" draw:text-style-name="P10" draw:layer="layout" svg:x1="14.16cm" svg:y1="17.93cm" svg:x2="14.164cm" svg:y2="16.722cm">
          <text:p/>
        </draw:line>
        <draw:line draw:style-name="gr18" draw:text-style-name="P10" draw:layer="layout" svg:x1="6.557cm" svg:y1="11.324cm" svg:x2="7.757cm" svg:y2="11.3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6.867cm" svg:x="0.847cm" svg:y="1.128cm" presentation:class="title" presentation:user-transformed="true">
          <draw:text-box>
            <text:p text:style-name="P5"><text:span text:style-name="T3">ragged array example</text:span></text:p>
          </draw:text-box>
        </draw:frame>
        <draw:custom-shape draw:style-name="gr4" draw:text-style-name="P2" draw:layer="layout" svg:width="18.204cm" svg:height="5.129cm" svg:x="5.556cm" svg:y="1.323cm">
          <text:p text:style-name="P9"><text:span text:style-name="T21">#include &lt;stdio.h&gt;</text:span></text:p>
          <text:p text:style-name="P9"><text:span text:style-name="T21"/></text:p>
          <text:p text:style-name="P9"><text:span text:style-name="T9">int </text:span><text:span text:style-name="T10">main(</text:span><text:span text:style-name="T9">int</text:span><text:span text:style-name="T10"> argc, </text:span><text:span text:style-name="T9">char</text:span><text:span text:style-name="T10"> * argv[])</text:span></text:p>
          <text:p text:style-name="P9"><text:span text:style-name="T10">{</text:span></text:p>
          <text:p text:style-name="P9"><text:span text:style-name="T10"><text:s text:c="4"/></text:span><text:span text:style-name="T9">for</text:span><text:span text:style-name="T10"> (</text:span><text:span text:style-name="T9">int</text:span><text:span text:style-name="T10"> at = 0; at != argc; at++)</text:span></text:p>
          <text:p text:style-name="P9"><text:span text:style-name="T10"><text:s text:c="8"/></text:span><text:span text:style-name="T10">printf(</text:span><text:span text:style-name="T21">"%s "</text:span><text:span text:style-name="T10">, argv[at]);</text:span></text:p>
          <text:p text:style-name="P9"><text:span text:style-name="T10"><text:s text:c="4"/></text:span><text:span text:style-name="T10">putchar(</text:span><text:span text:style-name="T21">'\n'</text:span><text:span text:style-name="T10">);</text:span></text:p>
          <text:p text:style-name="P9"><text:span text:style-name="T10">}</text:span></text:p>
          <draw:enhanced-geometry svg:viewBox="0 0 21600 21600" draw:type="mso-spt202" draw:enhanced-path="M 0 0 L 21600 0 21600 21600 0 21600 0 0 Z N"/>
        </draw:custom-shape>
        <draw:custom-shape draw:style-name="gr22" draw:text-style-name="P2" draw:layer="layout" svg:width="1.799cm" svg:height="2.002cm" svg:x="5.759cm" svg:y="10.125cm">
          <text:p text:style-name="P1"><text:span text:style-name="T22">@</text:span></text:p>
          <draw:enhanced-geometry svg:viewBox="0 0 21600 21600" draw:type="rectangle" draw:enhanced-path="M 0 0 L 21600 0 21600 21600 0 21600 0 0 Z N"/>
        </draw:custom-shape>
        <draw:custom-shape draw:style-name="gr7" draw:text-style-name="P2" draw:layer="layout" svg:width="3.796cm" svg:height="1.023cm" svg:x="5.561cm" svg:y="9.124cm">
          <text:p text:style-name="P3"><text:span text:style-name="T14">char * [ ]</text:span></text:p>
          <draw:enhanced-geometry svg:viewBox="0 0 21600 21600" draw:type="mso-spt202" draw:enhanced-path="M 0 0 L 21600 0 21600 21600 0 21600 0 0 Z N"/>
        </draw:custom-shape>
        <draw:custom-shape draw:style-name="gr7" draw:text-style-name="P2" draw:layer="layout" svg:width="3.413cm" svg:height="1.023cm" svg:x="5.561cm" svg:y="12.122cm">
          <text:p text:style-name="P3"><text:span text:style-name="T14">argv</text:span></text:p>
          <draw:enhanced-geometry svg:viewBox="0 0 21600 21600" draw:type="mso-spt202" draw:enhanced-path="M 0 0 L 21600 0 21600 21600 0 21600 0 0 Z N"/>
        </draw:custom-shape>
        <draw:custom-shape draw:style-name="gr22" draw:text-style-name="P2" draw:layer="layout" svg:width="2.2cm" svg:height="2.002cm" svg:x="8.758cm" svg:y="15.125cm">
          <text:p text:style-name="P1"><text:span text:style-name="T23">@</text:span></text:p>
          <draw:enhanced-geometry svg:viewBox="0 0 21600 21600" draw:type="rectangle" draw:enhanced-path="M 0 0 L 21600 0 21600 21600 0 21600 0 0 Z N"/>
        </draw:custom-shape>
        <draw:custom-shape draw:style-name="gr22" draw:text-style-name="P2" draw:layer="layout" svg:width="2.201cm" svg:height="2.002cm" svg:x="10.958cm" svg:y="15.125cm">
          <text:p text:style-name="P1"><text:span text:style-name="T23">@</text:span></text:p>
          <draw:enhanced-geometry svg:viewBox="0 0 21600 21600" draw:type="rectangle" draw:enhanced-path="M 0 0 L 21600 0 21600 21600 0 21600 0 0 Z N"/>
        </draw:custom-shape>
        <draw:custom-shape draw:style-name="gr22" draw:text-style-name="P2" draw:layer="layout" svg:width="2.2cm" svg:height="2.002cm" svg:x="13.159cm" svg:y="15.125cm">
          <text:p text:style-name="P1"><text:span text:style-name="T23">@</text:span></text:p>
          <draw:enhanced-geometry svg:viewBox="0 0 21600 21600" draw:type="rectangle" draw:enhanced-path="M 0 0 L 21600 0 21600 21600 0 21600 0 0 Z N"/>
        </draw:custom-shape>
        <draw:custom-shape draw:style-name="gr7" draw:text-style-name="P2" draw:layer="layout" svg:width="3.797cm" svg:height="1.023cm" svg:x="5.358cm" svg:y="0.322cm">
          <text:p text:style-name="P3"><text:span text:style-name="T14">echo.c</text:span></text:p>
          <draw:enhanced-geometry svg:viewBox="0 0 21600 21600" draw:type="mso-spt202" draw:enhanced-path="M 0 0 L 21600 0 21600 21600 0 21600 0 0 Z N"/>
        </draw:custom-shape>
        <draw:custom-shape draw:style-name="gr4" draw:text-style-name="P2" draw:layer="layout" svg:width="18.204cm" svg:height="0.866cm" svg:x="5.556cm" svg:y="7.122cm">
          <text:p text:style-name="P9"><text:span text:style-name="T10">&gt;echo hello world</text:span></text:p>
          <draw:enhanced-geometry svg:viewBox="0 0 21600 21600" draw:type="mso-spt202" draw:enhanced-path="M 0 0 L 21600 0 21600 21600 0 21600 0 0 Z N"/>
        </draw:custom-shape>
        <draw:custom-shape draw:style-name="gr22" draw:text-style-name="P2" draw:layer="layout" svg:width="1.199cm" svg:height="1.199cm" svg:x="17.961cm" svg:y="9.124cm">
          <text:p text:style-name="P1"><text:span text:style-name="T22">'e'</text:span></text:p>
          <draw:enhanced-geometry svg:viewBox="0 0 21600 21600" draw:type="rectangle" draw:enhanced-path="M 0 0 L 21600 0 21600 21600 0 21600 0 0 Z N"/>
        </draw:custom-shape>
        <draw:custom-shape draw:style-name="gr22" draw:text-style-name="P2" draw:layer="layout" svg:width="1.2cm" svg:height="1.199cm" svg:x="19.16cm" svg:y="9.124cm">
          <text:p text:style-name="P1"><text:span text:style-name="T22">'c'</text:span></text:p>
          <draw:enhanced-geometry svg:viewBox="0 0 21600 21600" draw:type="rectangle" draw:enhanced-path="M 0 0 L 21600 0 21600 21600 0 21600 0 0 Z N"/>
        </draw:custom-shape>
        <draw:custom-shape draw:style-name="gr22" draw:text-style-name="P2" draw:layer="layout" svg:width="1.199cm" svg:height="1.199cm" svg:x="20.36cm" svg:y="9.124cm">
          <text:p text:style-name="P1"><text:span text:style-name="T22">'h'</text:span></text:p>
          <draw:enhanced-geometry svg:viewBox="0 0 21600 21600" draw:type="rectangle" draw:enhanced-path="M 0 0 L 21600 0 21600 21600 0 21600 0 0 Z N"/>
        </draw:custom-shape>
        <draw:custom-shape draw:style-name="gr22" draw:text-style-name="P2" draw:layer="layout" svg:width="1.2cm" svg:height="1.199cm" svg:x="21.559cm" svg:y="9.124cm">
          <text:p text:style-name="P1"><text:span text:style-name="T22">'o'</text:span></text:p>
          <draw:enhanced-geometry svg:viewBox="0 0 21600 21600" draw:type="rectangle" draw:enhanced-path="M 0 0 L 21600 0 21600 21600 0 21600 0 0 Z N"/>
        </draw:custom-shape>
        <draw:custom-shape draw:style-name="gr22" draw:text-style-name="P2" draw:layer="layout" svg:width="1.199cm" svg:height="1.199cm" svg:x="22.759cm" svg:y="9.124cm">
          <text:p text:style-name="P1"><text:span text:style-name="T22">'\0'</text:span></text:p>
          <draw:enhanced-geometry svg:viewBox="0 0 21600 21600" draw:type="rectangle" draw:enhanced-path="M 0 0 L 21600 0 21600 21600 0 21600 0 0 Z N"/>
        </draw:custom-shape>
        <draw:custom-shape draw:style-name="gr22" draw:text-style-name="P2" draw:layer="layout" svg:width="1.2cm" svg:height="1.199cm" svg:x="20.161cm" svg:y="10.923cm">
          <text:p text:style-name="P1"><text:span text:style-name="T22">'e'</text:span></text:p>
          <draw:enhanced-geometry svg:viewBox="0 0 21600 21600" draw:type="rectangle" draw:enhanced-path="M 0 0 L 21600 0 21600 21600 0 21600 0 0 Z N"/>
        </draw:custom-shape>
        <draw:custom-shape draw:style-name="gr22" draw:text-style-name="P2" draw:layer="layout" svg:width="1.199cm" svg:height="1.199cm" svg:x="21.361cm" svg:y="10.923cm">
          <text:p text:style-name="P1"><text:span text:style-name="T22">'l'</text:span></text:p>
          <draw:enhanced-geometry svg:viewBox="0 0 21600 21600" draw:type="rectangle" draw:enhanced-path="M 0 0 L 21600 0 21600 21600 0 21600 0 0 Z N"/>
        </draw:custom-shape>
        <draw:custom-shape draw:style-name="gr22" draw:text-style-name="P2" draw:layer="layout" svg:width="1.2cm" svg:height="1.199cm" svg:x="22.56cm" svg:y="10.923cm">
          <text:p text:style-name="P1"><text:span text:style-name="T22">'l'</text:span></text:p>
          <draw:enhanced-geometry svg:viewBox="0 0 21600 21600" draw:type="rectangle" draw:enhanced-path="M 0 0 L 21600 0 21600 21600 0 21600 0 0 Z N"/>
        </draw:custom-shape>
        <draw:custom-shape draw:style-name="gr22" draw:text-style-name="P2" draw:layer="layout" svg:width="1.199cm" svg:height="1.199cm" svg:x="23.76cm" svg:y="10.923cm">
          <text:p text:style-name="P1"><text:span text:style-name="T22">'o'</text:span></text:p>
          <draw:enhanced-geometry svg:viewBox="0 0 21600 21600" draw:type="rectangle" draw:enhanced-path="M 0 0 L 21600 0 21600 21600 0 21600 0 0 Z N"/>
        </draw:custom-shape>
        <draw:custom-shape draw:style-name="gr22" draw:text-style-name="P2" draw:layer="layout" svg:width="1.199cm" svg:height="1.199cm" svg:x="24.959cm" svg:y="10.923cm">
          <text:p text:style-name="P1"><text:span text:style-name="T22">'\0'</text:span></text:p>
          <draw:enhanced-geometry svg:viewBox="0 0 21600 21600" draw:type="rectangle" draw:enhanced-path="M 0 0 L 21600 0 21600 21600 0 21600 0 0 Z N"/>
        </draw:custom-shape>
        <draw:custom-shape draw:style-name="gr22" draw:text-style-name="P2" draw:layer="layout" svg:width="1.199cm" svg:height="1.199cm" svg:x="18.962cm" svg:y="10.923cm">
          <text:p text:style-name="P1"><text:span text:style-name="T22">'h'</text:span></text:p>
          <draw:enhanced-geometry svg:viewBox="0 0 21600 21600" draw:type="rectangle" draw:enhanced-path="M 0 0 L 21600 0 21600 21600 0 21600 0 0 Z N"/>
        </draw:custom-shape>
        <draw:custom-shape draw:style-name="gr22" draw:text-style-name="P2" draw:layer="layout" svg:width="1.2cm" svg:height="1.2cm" svg:x="18.159cm" svg:y="12.726cm">
          <text:p text:style-name="P1"><text:span text:style-name="T22">'o'</text:span></text:p>
          <draw:enhanced-geometry svg:viewBox="0 0 21600 21600" draw:type="rectangle" draw:enhanced-path="M 0 0 L 21600 0 21600 21600 0 21600 0 0 Z N"/>
        </draw:custom-shape>
        <draw:custom-shape draw:style-name="gr22" draw:text-style-name="P2" draw:layer="layout" svg:width="1.199cm" svg:height="1.2cm" svg:x="19.359cm" svg:y="12.726cm">
          <text:p text:style-name="P1"><text:span text:style-name="T22">'r'</text:span></text:p>
          <draw:enhanced-geometry svg:viewBox="0 0 21600 21600" draw:type="rectangle" draw:enhanced-path="M 0 0 L 21600 0 21600 21600 0 21600 0 0 Z N"/>
        </draw:custom-shape>
        <draw:custom-shape draw:style-name="gr22" draw:text-style-name="P2" draw:layer="layout" svg:width="1.2cm" svg:height="1.2cm" svg:x="20.558cm" svg:y="12.726cm">
          <text:p text:style-name="P1"><text:span text:style-name="T22">'l'</text:span></text:p>
          <draw:enhanced-geometry svg:viewBox="0 0 21600 21600" draw:type="rectangle" draw:enhanced-path="M 0 0 L 21600 0 21600 21600 0 21600 0 0 Z N"/>
        </draw:custom-shape>
        <draw:custom-shape draw:style-name="gr22" draw:text-style-name="P2" draw:layer="layout" svg:width="1.199cm" svg:height="1.2cm" svg:x="21.758cm" svg:y="12.726cm">
          <text:p text:style-name="P1"><text:span text:style-name="T22">'d'</text:span></text:p>
          <draw:enhanced-geometry svg:viewBox="0 0 21600 21600" draw:type="rectangle" draw:enhanced-path="M 0 0 L 21600 0 21600 21600 0 21600 0 0 Z N"/>
        </draw:custom-shape>
        <draw:custom-shape draw:style-name="gr22" draw:text-style-name="P2" draw:layer="layout" svg:width="1.199cm" svg:height="1.2cm" svg:x="22.957cm" svg:y="12.726cm">
          <text:p text:style-name="P1"><text:span text:style-name="T22">'\0'</text:span></text:p>
          <draw:enhanced-geometry svg:viewBox="0 0 21600 21600" draw:type="rectangle" draw:enhanced-path="M 0 0 L 21600 0 21600 21600 0 21600 0 0 Z N"/>
        </draw:custom-shape>
        <draw:custom-shape draw:style-name="gr22" draw:text-style-name="P2" draw:layer="layout" svg:width="1.199cm" svg:height="1.2cm" svg:x="16.96cm" svg:y="12.726cm">
          <text:p text:style-name="P1"><text:span text:style-name="T22">'w'</text:span></text:p>
          <draw:enhanced-geometry svg:viewBox="0 0 21600 21600" draw:type="rectangle" draw:enhanced-path="M 0 0 L 21600 0 21600 21600 0 21600 0 0 Z N"/>
        </draw:custom-shape>
        <draw:line draw:style-name="gr8" draw:text-style-name="P10" draw:layer="layout" svg:x1="4.56cm" svg:y1="11.121cm" svg:x2="6.359cm" svg:y2="11.126cm">
          <text:p/>
        </draw:line>
        <draw:line draw:style-name="gr8" draw:text-style-name="P10" draw:layer="layout" svg:x1="4.555cm" svg:y1="11.121cm" svg:x2="4.56cm" svg:y2="15.324cm">
          <text:p/>
        </draw:line>
        <draw:line draw:style-name="gr9" draw:text-style-name="P10" draw:layer="layout" svg:x1="4.555cm" svg:y1="15.324cm" svg:x2="8.559cm" svg:y2="15.328cm">
          <text:p/>
        </draw:line>
        <draw:line draw:style-name="gr9" draw:text-style-name="P10" draw:layer="layout" svg:x1="9.957cm" svg:y1="9.723cm" svg:x2="17.961cm" svg:y2="9.728cm">
          <text:p/>
        </draw:line>
        <draw:line draw:style-name="gr9" draw:text-style-name="P10" draw:layer="layout" svg:x1="12.158cm" svg:y1="11.523cm" svg:x2="18.759cm" svg:y2="11.527cm">
          <text:p/>
        </draw:line>
        <draw:line draw:style-name="gr9" draw:text-style-name="P10" draw:layer="layout" svg:x1="14.358cm" svg:y1="13.331cm" svg:x2="16.757cm" svg:y2="13.317cm">
          <text:p/>
        </draw:line>
        <draw:line draw:style-name="gr8" draw:text-style-name="P10" draw:layer="layout" svg:x1="9.957cm" svg:y1="9.723cm" svg:x2="9.962cm" svg:y2="15.725cm">
          <text:p/>
        </draw:line>
        <draw:line draw:style-name="gr8" draw:text-style-name="P10" draw:layer="layout" svg:x1="12.158cm" svg:y1="11.523cm" svg:x2="12.162cm" svg:y2="15.725cm">
          <text:p/>
        </draw:line>
        <draw:line draw:style-name="gr8" draw:text-style-name="P10" draw:layer="layout" svg:x1="14.358cm" svg:y1="13.326cm" svg:x2="14.362cm" svg:y2="15.725cm">
          <text:p/>
        </draw:line>
        <draw:custom-shape draw:style-name="gr22" draw:text-style-name="P2" draw:layer="layout" svg:width="2.201cm" svg:height="2.002cm" svg:x="15.359cm" svg:y="15.125cm">
          <text:p text:style-name="P1"><text:span text:style-name="T23">@</text:span></text:p>
          <draw:enhanced-geometry svg:viewBox="0 0 21600 21600" draw:type="rectangle" draw:enhanced-path="M 0 0 L 21600 0 21600 21600 0 21600 0 0 Z N"/>
        </draw:custom-shape>
        <draw:line draw:style-name="gr8" draw:text-style-name="P10" draw:layer="layout" svg:x1="16.757cm" svg:y1="16.126cm" svg:x2="19.557cm" svg:y2="16.131cm">
          <text:p/>
        </draw:line>
        <draw:line draw:style-name="gr8" draw:text-style-name="P10" draw:layer="layout" svg:x1="19.557cm" svg:y1="15.324cm" svg:x2="19.562cm" svg:y2="16.925cm">
          <text:p/>
        </draw:line>
        <draw:line draw:style-name="gr8" draw:text-style-name="P10" draw:layer="layout" svg:x1="19.76cm" svg:y1="15.527cm" svg:x2="19.764cm" svg:y2="16.726cm">
          <text:p/>
        </draw:line>
        <draw:line draw:style-name="gr8" draw:text-style-name="P10" draw:layer="layout" svg:x1="19.958cm" svg:y1="15.725cm" svg:x2="19.963cm" svg:y2="16.523cm">
          <text:p/>
        </draw:line>
        <draw:line draw:style-name="gr8" draw:text-style-name="P10" draw:layer="layout" svg:x1="20.161cm" svg:y1="15.928cm" svg:x2="20.166cm" svg:y2="16.325cm">
          <text:p/>
        </draw:line>
        <draw:custom-shape draw:style-name="gr7" draw:text-style-name="P2" draw:layer="layout" svg:width="7.356cm" svg:height="1.023cm" svg:x="20.161cm" svg:y="15.527cm">
          <text:p text:style-name="P3"><text:span text:style-name="T14">argv[argc] == NULL</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8">Note that argv[0] is often the name of the program itself by strictly speaking this is not required by the standard.</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6.669cm" svg:x="0.847cm" svg:y="1.322cm" presentation:class="title" presentation:user-transformed="true">
          <draw:text-box>
            <text:p text:style-name="P5"><text:span text:style-name="T3">variable length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VLA's - four restrictions</text:span></text:p>
              </text:list-item>
            </text:list>
          </draw:text-box>
        </draw:frame>
        <draw:custom-shape draw:style-name="gr4" draw:text-style-name="P2" draw:layer="layout" svg:width="9.199cm" svg:height="13.211cm" svg:x="5.3cm" svg:y="3.788cm">
          <text:p text:style-name="P3"><text:span text:style-name="T9">void </text:span><text:span text:style-name="T10">vla(</text:span><text:span text:style-name="T9">int</text:span><text:span text:style-name="T10"> n)</text:span></text:p>
          <text:p text:style-name="P3"><text:span text:style-name="T10">{</text:span></text:p>
          <text:p text:style-name="P3"><text:span text:style-name="T10"><text:s text:c="4"/></text:span><text:span text:style-name="T9">int</text:span><text:span text:style-name="T10"> ok[n];</text:span></text:p>
          <text:p text:style-name="P3"><text:span text:style-name="T10"/></text:p>
          <text:p text:style-name="P3"><text:span text:style-name="T10"><text:s text:c="4"/></text:span><text:span text:style-name="T9">static int</text:span><text:span text:style-name="T10"> g[n];</text:span></text:p>
          <text:p text:style-name="P3"><text:span text:style-name="T10"/></text:p>
          <text:p text:style-name="P3"><text:span text:style-name="T10"><text:s text:c="4"/></text:span><text:span text:style-name="T9">extern int</text:span><text:span text:style-name="T10"> f[n];</text:span></text:p>
          <text:p text:style-name="P3"><text:span text:style-name="T10"/></text:p>
          <text:p text:style-name="P3"><text:span text:style-name="T10"><text:s text:c="4"/></text:span><text:span text:style-name="T9">struct</text:span><text:span text:style-name="T10"> tag</text:span></text:p>
          <text:p text:style-name="P3"><text:span text:style-name="T10"><text:s text:c="4"/></text:span><text:span text:style-name="T10">{</text:span></text:p>
          <text:p text:style-name="P3"><text:span text:style-name="T10"><text:s text:c="8"/></text:span><text:span text:style-name="T9">int</text:span><text:span text:style-name="T10"> (*y)[n];</text:span></text:p>
          <text:p text:style-name="P3"><text:span text:style-name="T10"><text:s text:c="8"/></text:span><text:span text:style-name="T9">int</text:span><text:span text:style-name="T10"> x[n];</text:span></text:p>
          <text:p text:style-name="P3"><text:span text:style-name="T10"><text:s text:c="4"/></text:span><text:span text:style-name="T10">}; <text:s text:c="2"/></text:span></text:p>
          <text:p text:style-name="P3"><text:span text:style-name="T10">}</text:span></text:p>
          <text:p text:style-name="P3"><text:span text:style-name="T10"/></text:p>
          <text:p text:style-name="P3"><text:span text:style-name="T9">extern int</text:span><text:span text:style-name="T10"> size;</text:span></text:p>
          <text:p text:style-name="P3"><text:span text:style-name="T9">int</text:span><text:span text:style-name="T10"> array[size];</text:span></text:p>
          <draw:enhanced-geometry svg:viewBox="0 0 21600 21600" draw:type="mso-spt202" draw:enhanced-path="M 0 0 L 21600 0 21600 21600 0 21600 0 0 Z N"/>
        </draw:custom-shape>
        <draw:custom-shape draw:style-name="gr23" draw:text-style-name="P2" draw:layer="layout" svg:width="11.359cm" svg:height="3.305cm" svg:x="15.399cm" svg:y="4.524cm">
          <text:p text:style-name="P3"><text:span text:style-name="T24">An object with static storage duration cannot have a variable length array type</text:span></text:p>
          <draw:enhanced-geometry svg:viewBox="0 0 21600 21600" draw:type="mso-spt202" draw:enhanced-path="M 0 0 L 21600 0 21600 21600 0 21600 0 0 Z N"/>
        </draw:custom-shape>
        <draw:custom-shape draw:style-name="gr23" draw:text-style-name="P2" draw:layer="layout" svg:width="12.158cm" svg:height="3.305cm" svg:x="15.359cm" svg:y="8.229cm">
          <text:p text:style-name="P3"><text:span text:style-name="T24">An object with linkage cannot have a variable length array type</text:span></text:p>
          <draw:enhanced-geometry svg:viewBox="0 0 21600 21600" draw:type="mso-spt202" draw:enhanced-path="M 0 0 L 21600 0 21600 21600 0 21600 0 0 Z N"/>
        </draw:custom-shape>
        <draw:custom-shape draw:style-name="gr23" draw:text-style-name="P2" draw:layer="layout" svg:width="12.158cm" svg:height="3.305cm" svg:x="15.403cm" svg:y="11.628cm">
          <text:p text:style-name="P3"><text:span text:style-name="T24">An identifier other than a simple identifier cannot have a variable length array type</text:span></text:p>
          <draw:enhanced-geometry svg:viewBox="0 0 21600 21600" draw:type="mso-spt202" draw:enhanced-path="M 0 0 L 21600 0 21600 21600 0 21600 0 0 Z N"/>
        </draw:custom-shape>
        <draw:custom-shape draw:style-name="gr23" draw:text-style-name="P2" draw:layer="layout" svg:width="12.157cm" svg:height="3.305cm" svg:x="15.558cm" svg:y="15.042cm">
          <text:p text:style-name="P3"><text:span text:style-name="T24">A file scope identifier cannot have a variable length array type</text:span></text:p>
          <draw:enhanced-geometry svg:viewBox="0 0 21600 21600" draw:type="mso-spt202" draw:enhanced-path="M 0 0 L 21600 0 21600 21600 0 21600 0 0 Z N"/>
        </draw:custom-shape>
        <draw:line draw:style-name="gr9" draw:text-style-name="P10" draw:layer="layout" svg:x1="15.562cm" svg:y1="5.724cm" svg:x2="13.154cm" svg:y2="7.325cm">
          <text:p/>
        </draw:line>
        <draw:line draw:style-name="gr9" draw:text-style-name="P10" draw:layer="layout" svg:x1="15.363cm" svg:y1="8.925cm" svg:x2="13.353cm" svg:y2="8.93cm">
          <text:p/>
        </draw:line>
        <draw:line draw:style-name="gr9" draw:text-style-name="P10" draw:layer="layout" svg:x1="15.362cm" svg:y1="12.131cm" svg:x2="13.153cm" svg:y2="11.721cm">
          <text:p/>
        </draw:line>
        <draw:line draw:style-name="gr9" draw:text-style-name="P10" draw:layer="layout" svg:x1="15.165cm" svg:y1="12.325cm" svg:x2="12.153cm" svg:y2="12.726cm">
          <text:p/>
        </draw:line>
        <draw:line draw:style-name="gr9" draw:text-style-name="P10" draw:layer="layout" svg:x1="15.562cm" svg:y1="15.725cm" svg:x2="11.752cm" svg:y2="16.528cm">
          <text:p/>
        </draw:line>
        <draw:line draw:style-name="gr9" draw:text-style-name="P10" draw:layer="layout" svg:x1="16.162cm" svg:y1="2.125cm" svg:x2="10.954cm" svg:y2="5.724cm">
          <text:p/>
        </draw:line>
        <draw:custom-shape draw:style-name="gr24" draw:text-style-name="P2" draw:layer="layout" svg:width="3.201cm" svg:height="3.295cm" svg:x="15.959cm" svg:y="0.123cm">
          <text:p text:style-name="P3"><text:span text:style-name="T25"></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5.867cm" svg:x="0.847cm" svg:y="2.124cm" presentation:class="title" presentation:user-transformed="true">
          <draw:text-box>
            <text:p text:style-name="P5"><text:span text:style-name="T26">variable length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VLA's make multi-dimensional array parameters much more useful and reusable</text:span></text:p>
              </text:list-item>
            </text:list>
          </draw:text-box>
        </draw:frame>
        <draw:custom-shape draw:style-name="gr4" draw:text-style-name="P2" draw:layer="layout" svg:width="20.404cm" svg:height="2.693cm" svg:x="5.164cm" svg:y="8.634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20.404cm" svg:height="3.302cm" svg:x="5.159cm" svg:y="13.428cm">
          <text:p text:style-name="P9"><text:span text:style-name="T9">int </text:span><text:span text:style-name="T10">main(</text:span><text:span text:style-name="T9">void</text:span><text:span text:style-name="T10">)</text:span></text:p>
          <text:p text:style-name="P9"><text:span text:style-name="T10">{</text:span></text:p>
          <text:p text:style-name="P9"><text:span text:style-name="T10"><text:s text:c="4"/></text:span><text:span text:style-name="T9">int</text:span><text:span text:style-name="T10"> matrix[][3] = {{ 0, 1, 2 }, { 3, 4, 5 }};</text:span></text:p>
          <text:p text:style-name="P9"><text:span text:style-name="T10"><text:s text:c="4"/></text:span><text:span text:style-name="T10">print(2, 3, matrix);</text:span></text:p>
          <text:p text:style-name="P9"><text:span text:style-name="T10">}</text:span></text:p>
          <draw:enhanced-geometry svg:viewBox="0 0 21600 21600" draw:type="mso-spt202" draw:enhanced-path="M 0 0 L 21600 0 21600 21600 0 21600 0 0 Z N"/>
        </draw:custom-shape>
        <draw:line draw:style-name="gr8" draw:text-style-name="P10" draw:layer="layout" svg:x1="19.958cm" svg:y1="8.727cm" svg:x2="19.963cm" svg:y2="7.519cm">
          <text:p/>
        </draw:line>
        <draw:line draw:style-name="gr8" draw:text-style-name="P10" draw:layer="layout" svg:x1="19.962cm" svg:y1="7.523cm" svg:x2="11.151cm" svg:y2="7.527cm">
          <text:p/>
        </draw:line>
        <draw:line draw:style-name="gr9" draw:text-style-name="P10" draw:layer="layout" svg:x1="11.157cm" svg:y1="7.523cm" svg:x2="11.161cm" svg:y2="8.722cm">
          <text:p/>
        </draw:line>
        <draw:line draw:style-name="gr8" draw:text-style-name="P10" draw:layer="layout" svg:x1="22.357cm" svg:y1="9.322cm" svg:x2="22.362cm" svg:y2="10.323cm">
          <text:p/>
        </draw:line>
        <draw:line draw:style-name="gr8" draw:text-style-name="P10" draw:layer="layout" svg:x1="22.361cm" svg:y1="10.323cm" svg:x2="14.15cm" svg:y2="10.328cm">
          <text:p/>
        </draw:line>
        <draw:line draw:style-name="gr9" draw:text-style-name="P10" draw:layer="layout" svg:x1="14.155cm" svg:y1="10.328cm" svg:x2="14.16cm" svg:y2="9.318cm">
          <text:p/>
        </draw:line>
        <draw:custom-shape draw:style-name="gr7" draw:text-style-name="P2" draw:layer="layout" svg:width="16.4cm" svg:height="1.023cm" svg:x="8.956cm" svg:y="11.324cm">
          <text:p text:style-name="P14"><text:span text:style-name="T14">n and m must be declared before matrix </text:span></text:p>
          <draw:enhanced-geometry svg:viewBox="0 0 21600 21600" draw:type="mso-spt202" draw:enhanced-path="M 0 0 L 21600 0 21600 21600 0 21600 0 0 Z N"/>
        </draw:custom-shape>
        <draw:custom-shape draw:style-name="gr4" draw:text-style-name="P2" draw:layer="layout" svg:width="20.404cm" svg:height="0.866cm" svg:x="5.159cm" svg:y="5.525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5.867cm" svg:x="0.847cm" svg:y="2.124cm" presentation:class="title" presentation:user-transformed="true">
          <draw:text-box>
            <text:p text:style-name="P5"><text:span text:style-name="T26">variable length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6.7.5.2 Array declarators</text:span></text:p>
                <text:list text:style-name="L3">
                  <text:list-item>
                    <text:p text:style-name="P7"><text:span text:style-name="T3">para 4 – If the size is * instead of being an expression, the array type is a variable length array type of unspecified size, which can only be used in declarations with function prototype scope</text:span></text:p>
                  </text:list-item>
                </text:list>
              </text:list-item>
            </text:list>
          </draw:text-box>
        </draw:frame>
        <draw:custom-shape draw:style-name="gr4" draw:text-style-name="P2" draw:layer="layout" svg:width="20.404cm" svg:height="2.693cm" svg:x="5.164cm" svg:y="12.837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8" draw:text-style-name="P10" draw:layer="layout" svg:x1="19.958cm" svg:y1="12.929cm" svg:x2="19.963cm" svg:y2="11.721cm">
          <text:p/>
        </draw:line>
        <draw:line draw:style-name="gr8" draw:text-style-name="P10" draw:layer="layout" svg:x1="19.962cm" svg:y1="11.725cm" svg:x2="11.151cm" svg:y2="11.73cm">
          <text:p/>
        </draw:line>
        <draw:line draw:style-name="gr9" draw:text-style-name="P10" draw:layer="layout" svg:x1="11.157cm" svg:y1="11.725cm" svg:x2="11.161cm" svg:y2="12.925cm">
          <text:p/>
        </draw:line>
        <draw:line draw:style-name="gr8" draw:text-style-name="P10" draw:layer="layout" svg:x1="22.357cm" svg:y1="13.525cm" svg:x2="22.362cm" svg:y2="14.526cm">
          <text:p/>
        </draw:line>
        <draw:line draw:style-name="gr8" draw:text-style-name="P10" draw:layer="layout" svg:x1="22.361cm" svg:y1="14.526cm" svg:x2="14.15cm" svg:y2="14.53cm">
          <text:p/>
        </draw:line>
        <draw:line draw:style-name="gr9" draw:text-style-name="P10" draw:layer="layout" svg:x1="14.155cm" svg:y1="14.53cm" svg:x2="14.16cm" svg:y2="13.52cm">
          <text:p/>
        </draw:line>
        <draw:custom-shape draw:style-name="gr4" draw:text-style-name="P2" draw:layer="layout" svg:width="20.404cm" svg:height="0.866cm" svg:x="5.159cm" svg:y="8.93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 ] [ * ] );</text:span></text:p>
          <draw:enhanced-geometry svg:viewBox="0 0 21600 21600" draw:type="mso-spt202" draw:enhanced-path="M 0 0 L 21600 0 21600 21600 0 21600 0 0 Z N"/>
        </draw:custom-shape>
        <draw:line draw:style-name="gr9" draw:text-style-name="P10" draw:layer="layout" svg:x1="19.958cm" svg:y1="7.726cm" svg:x2="19.963cm" svg:y2="8.727cm">
          <text:p/>
        </draw:line>
        <draw:line draw:style-name="gr9" draw:text-style-name="P10" draw:layer="layout" svg:x1="22.357cm" svg:y1="7.726cm" svg:x2="22.362cm" svg:y2="8.727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7.066cm" svg:x="0.847cm" svg:y="0.926cm" presentation:class="title" presentation:user-transformed="true">
          <draw:text-box>
            <text:p text:style-name="P5"><text:span text:style-name="T3">variable length array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6.7.5.2 Array declarators</text:span></text:p>
                <text:list text:style-name="L3">
                  <text:list-item>
                    <text:p text:style-name="P7"><text:span text:style-name="T3">para 5 – if the size is an expression that is not an integer constant expression ... each time it is evaluated it shall have a value greater than zero.</text:span></text:p>
                  </text:list-item>
                </text:list>
              </text:list-item>
            </text:list>
          </draw:text-box>
        </draw:frame>
        <draw:custom-shape draw:style-name="gr4" draw:text-style-name="P2" draw:layer="layout" svg:width="16.796cm" svg:height="6.956cm" svg:x="6.959cm" svg:y="8.409cm">
          <text:p text:style-name="P9"><text:span text:style-name="T9">int</text:span><text:span text:style-name="T10"> f(</text:span><text:span text:style-name="T9">int</text:span><text:span text:style-name="T10"> m);</text:span><text:span text:style-name="T10"><text:line-break/></text:span><text:span text:style-name="T10"/></text:p>
          <text:p text:style-name="P9"><text:span text:style-name="T10"/></text:p>
          <text:p text:style-name="P9"><text:span text:style-name="T9">void</text:span><text:span text:style-name="T10"> print(</text:span><text:span text:style-name="T9">int</text:span><text:span text:style-name="T10"> n, </text:span><text:span text:style-name="T9">int</text:span><text:span text:style-name="T10"> vla[ f(n) + 4 ])</text:span></text:p>
          <text:p text:style-name="P9"><text:span text:style-name="T10">{</text:span></text:p>
          <text:p text:style-name="P9"><text:span text:style-name="T10"/></text:p>
          <text:p text:style-name="P9"><text:span text:style-name="T10"/></text:p>
          <text:p text:style-name="P9"><text:span text:style-name="T10"><text:s text:c="4"/></text:span><text:span text:style-name="T9">int</text:span><text:span text:style-name="T10"> another_vla[ f(f(n) + f(3)) ];</text:span></text:p>
          <text:p text:style-name="P9"><text:span text:style-name="T10"/></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8" draw:text-style-name="P10" draw:layer="layout" svg:x1="12.96cm" svg:y1="10.927cm" svg:x2="12.965cm" svg:y2="12.127cm">
          <text:p/>
        </draw:line>
        <draw:line draw:style-name="gr8" draw:text-style-name="P10" draw:layer="layout" svg:x1="12.96cm" svg:y1="12.127cm" svg:x2="18.358cm" svg:y2="12.131cm">
          <text:p/>
        </draw:line>
        <draw:line draw:style-name="gr9" draw:text-style-name="P10" draw:layer="layout" svg:x1="18.358cm" svg:y1="12.131cm" svg:x2="18.362cm" svg:y2="11.121cm">
          <text:p/>
        </draw:line>
        <draw:line draw:style-name="gr8" draw:text-style-name="P10" draw:layer="layout" svg:x1="17.56cm" svg:y1="10.129cm" svg:x2="17.564cm" svg:y2="6.919cm">
          <text:p/>
        </draw:line>
        <draw:line draw:style-name="gr8" draw:text-style-name="P10" draw:layer="layout" svg:x1="17.563cm" svg:y1="6.923cm" svg:x2="8.752cm" svg:y2="6.928cm">
          <text:p/>
        </draw:line>
        <draw:line draw:style-name="gr9" draw:text-style-name="P10" draw:layer="layout" svg:x1="8.758cm" svg:y1="6.923cm" svg:x2="8.762cm" svg:y2="8.123cm">
          <text:p/>
        </draw:lin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7.066cm" svg:x="0.847cm" svg:y="0.926cm" presentation:class="title" presentation:user-transformed="true">
          <draw:text-box>
            <text:p text:style-name="P5"><text:span text:style-name="T3">sizeof</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6.5.3.4 The sizeof operator</text:span></text:p>
                <text:list text:style-name="L3">
                  <text:list-item>
                    <text:p text:style-name="P7"><text:span text:style-name="T3">para 2 – If the type of the operand is a variable length array type, the operand is evaluated; otherwise, the operand is not evaluated and the result is an integer constant</text:span></text:p>
                  </text:list-item>
                </text:list>
              </text:list-item>
            </text:list>
          </draw:text-box>
        </draw:frame>
        <draw:custom-shape draw:style-name="gr4" draw:text-style-name="P2" draw:layer="layout" svg:width="16.796cm" svg:height="6.956cm" svg:x="6.959cm" svg:y="8.123cm">
          <text:p text:style-name="P9"><text:span text:style-name="T10"/></text:p>
          <text:p text:style-name="P9"><text:span text:style-name="T9">void</text:span><text:span text:style-name="T10"> examples(int n, </text:span><text:span text:style-name="T9">int</text:span><text:span text:style-name="T10"> vla[ f(n) ])</text:span></text:p>
          <text:p text:style-name="P9"><text:span text:style-name="T10">{</text:span></text:p>
          <text:p text:style-name="P9"><text:span text:style-name="T10"/></text:p>
          <text:p text:style-name="P9"><text:span text:style-name="T10"><text:s text:c="4"/></text:span><text:span text:style-name="T10">...</text:span><text:span text:style-name="T9">sizeof</text:span><text:span text:style-name="T10"> vla</text:span></text:p>
          <text:p text:style-name="P9"><text:span text:style-name="T10"/></text:p>
          <text:p text:style-name="P9"><text:span text:style-name="T10"><text:s text:c="4"/></text:span><text:span text:style-name="T9">int</text:span><text:span text:style-name="T10"> fla[42];</text:span></text:p>
          <text:p text:style-name="P9"><text:span text:style-name="T10"/></text:p>
          <text:p text:style-name="P9"><text:span text:style-name="T10"><text:s text:c="4"/></text:span><text:span text:style-name="T10">...</text:span><text:span text:style-name="T9">sizeof</text:span><text:span text:style-name="T10"> fla</text:span></text:p>
          <text:p text:style-name="P9"><text:span text:style-name="T10"/></text:p>
          <text:p text:style-name="P9"><text:span text:style-name="T10">}</text:span></text:p>
          <draw:enhanced-geometry svg:viewBox="0 0 21600 21600" draw:type="mso-spt202" draw:enhanced-path="M 0 0 L 21600 0 21600 21600 0 21600 0 0 Z N"/>
        </draw:custom-shape>
        <draw:line draw:style-name="gr8" draw:text-style-name="P10" draw:layer="layout" svg:x1="13.957cm" svg:y1="13.326cm" svg:x2="15.558cm" svg:y2="13.331cm">
          <text:p/>
        </draw:line>
        <draw:line draw:style-name="gr8" draw:text-style-name="P10" draw:layer="layout" svg:x1="15.558cm" svg:y1="13.326cm" svg:x2="15.562cm" svg:y2="16.325cm">
          <text:p/>
        </draw:line>
        <draw:line draw:style-name="gr8" draw:text-style-name="P10" draw:layer="layout" svg:x1="14.16cm" svg:y1="11.126cm" svg:x2="17.56cm" svg:y2="11.13cm">
          <text:p/>
        </draw:line>
        <draw:line draw:style-name="gr8" draw:text-style-name="P10" draw:layer="layout" svg:x1="17.56cm" svg:y1="11.126cm" svg:x2="17.564cm" svg:y2="16.325cm">
          <text:p/>
        </draw:line>
        <draw:custom-shape draw:style-name="gr7" draw:text-style-name="P2" draw:layer="layout" svg:width="9.402cm" svg:height="1.023cm" svg:x="6.156cm" svg:y="16.126cm">
          <text:p text:style-name="P14"><text:span text:style-name="T14">compile-time evaluation</text:span></text:p>
          <draw:enhanced-geometry svg:viewBox="0 0 21600 21600" draw:type="mso-spt202" draw:enhanced-path="M 0 0 L 21600 0 21600 21600 0 21600 0 0 Z N"/>
        </draw:custom-shape>
        <draw:custom-shape draw:style-name="gr7" draw:text-style-name="P2" draw:layer="layout" svg:width="6.799cm" svg:height="1.023cm" svg:x="17.56cm" svg:y="16.126cm">
          <text:p text:style-name="P3"><text:span text:style-name="T14">run-time evaluation</text:span></text:p>
          <draw:enhanced-geometry svg:viewBox="0 0 21600 21600" draw:type="mso-spt202" draw:enhanced-path="M 0 0 L 21600 0 21600 21600 0 21600 0 0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declarato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6.7.5.3 Function declarators</text:span></text:p>
                <text:list text:style-name="L3">
                  <text:list-item>
                    <text:p text:style-name="P7"><text:span text:style-name="T3">para 7 - If the keyword static also appears within the [ and ] of the array type derivation, then for each call to the function, the value of the corresponding argument </text:span><text:span text:style-name="T27">shall</text:span><text:span text:style-name="T3"> provide access to the first element of an array with at least as many elements as specified by the size expression</text:span></text:p>
                  </text:list-item>
                </text:list>
              </text:list-item>
            </text:list>
          </draw:text-box>
        </draw:frame>
        <draw:custom-shape draw:style-name="gr4" draw:text-style-name="P2" draw:layer="layout" svg:width="15.2cm" svg:height="2.693cm" svg:x="7.36cm" svg:y="11.126cm">
          <text:p text:style-name="P9"><text:span text:style-name="T9">void </text:span><text:span text:style-name="T10">function(</text:span><text:span text:style-name="T9">double</text:span><text:span text:style-name="T10"> f[</text:span><text:span text:style-name="T9">static</text:span><text:span text:style-name="T10"> 16])</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9" draw:text-style-name="P10" draw:layer="layout" svg:x1="17.758cm" svg:y1="15.13cm" svg:x2="17.762cm" svg:y2="12.122cm">
          <text:p/>
        </draw:line>
        <draw:custom-shape draw:style-name="gr7" draw:text-style-name="P2" draw:layer="layout" svg:width="15.602cm" svg:height="1.023cm" svg:x="8.559cm" svg:y="15.125cm">
          <text:p text:style-name="P14"><text:span text:style-name="T14">f is non-null and points to at least 16 doubles</text:span></text:p>
          <draw:enhanced-geometry svg:viewBox="0 0 21600 21600" draw:type="mso-spt202" draw:enhanced-path="M 0 0 L 21600 0 21600 21600 0 21600 0 0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28">The keyword static affects composite type compatibility rules when used in declarators. If static is used on any declarators the effect is as if it was used on all declarators. If the sizes used on declarators differ the composite type takes the largest size.</text:span></text:p>
              <text:p text:style-name="P11"><text:span text:style-name="T28"/></text:p>
              <text:p text:style-name="P11"><text:span text:style-name="T28">void f(int x[static 10]);</text:span></text:p>
              <text:p text:style-name="P11"><text:span text:style-name="T28">void f(int x[static 5]);</text:span></text:p>
              <text:p text:style-name="P11"><text:span text:style-name="T28">void f(int x[1])</text:span></text:p>
              <text:p text:style-name="P11"><text:span text:style-name="T28">{</text:span></text:p>
              <text:p text:style-name="P11"><text:span text:style-name="T28"><text:s text:c="4"/></text:span><text:span text:style-name="T28">// composite type is void f(int x[static 10]);</text:span></text:p>
              <text:p text:style-name="P11"><text:span text:style-name="T28">}</text:span></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declarators</text:span></text:p>
          </draw:text-box>
        </draw:frame>
        <draw:frame presentation:style-name="pr3" draw:text-style-name="P2" draw:layer="layout" svg:width="22.649cm" svg:height="16.934cm" svg:x="3.597cm" svg:y="1.058cm" presentation:class="outline" presentation:user-transformed="true">
          <draw:text-box>
            <text:list text:style-name="L2">
              <text:list-item>
                <text:p text:style-name="P6"><text:span text:style-name="T3">6.7.5.3 Function declarators</text:span></text:p>
                <text:list text:style-name="L3">
                  <text:list-item>
                    <text:p text:style-name="P7"><text:span text:style-name="T3">para 7 – A declaration of as parameter as "array of type" shall be adjusted to "qualified pointer to type", where the type qualifiers (if any) are those specified within the [ and ] of the array type derivation</text:span></text:p>
                  </text:list-item>
                </text:list>
              </text:list-item>
            </text:list>
          </draw:text-box>
        </draw:frame>
        <draw:custom-shape draw:style-name="gr4" draw:text-style-name="P2" draw:layer="layout" svg:width="15.399cm" svg:height="2.693cm" svg:x="7.161cm" svg:y="12.144cm">
          <text:p text:style-name="P9"><text:span text:style-name="T9">void </text:span><text:span text:style-name="T10">function(</text:span><text:span text:style-name="T9">double</text:span><text:span text:style-name="T10"> f[</text:span><text:span text:style-name="T9">const</text:span><text:span text:style-name="T10">])</text:span></text:p>
          <text:p text:style-name="P9"><text:span text:style-name="T10">{</text:span></text:p>
          <text:p text:style-name="P9"><text:span text:style-name="T10"><text:s text:c="4"/></text:span><text:span text:style-name="T10">f = 0;</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12.401cm" svg:height="2.693cm" svg:x="7.161cm" svg:y="8.149cm">
          <text:p text:style-name="P9"><text:span text:style-name="T9">void </text:span><text:span text:style-name="T10">function(</text:span><text:span text:style-name="T9">double</text:span><text:span text:style-name="T10"> f[])</text:span></text:p>
          <text:p text:style-name="P9"><text:span text:style-name="T10">{</text:span></text:p>
          <text:p text:style-name="P9"><text:span text:style-name="T10"><text:s text:c="4"/></text:span><text:span text:style-name="T10">f = 0; <text:s text:c="3"/></text:span></text:p>
          <text:p text:style-name="P9"><text:span text:style-name="T10">}</text:span></text:p>
          <draw:enhanced-geometry svg:viewBox="0 0 21600 21600" draw:type="mso-spt202" draw:enhanced-path="M 0 0 L 21600 0 21600 21600 0 21600 0 0 Z N"/>
        </draw:custom-shape>
        <draw:line draw:style-name="gr9" draw:text-style-name="P10" draw:layer="layout" svg:x1="16.96cm" svg:y1="11.038cm" svg:x2="16.964cm" svg:y2="12.039cm">
          <text:p/>
        </draw:line>
        <draw:custom-shape draw:style-name="gr24" draw:text-style-name="P2" draw:layer="layout" svg:width="3.201cm" svg:height="3.295cm" svg:x="3.956cm" svg:y="8.123cm">
          <text:p text:style-name="P3"><text:span text:style-name="T25"></text:span></text:p>
          <draw:enhanced-geometry svg:viewBox="0 0 21600 21600" draw:type="rectangle" draw:enhanced-path="M 0 0 L 21600 0 21600 21600 0 21600 0 0 Z N"/>
        </draw:custom-shape>
        <draw:custom-shape draw:style-name="gr24" draw:text-style-name="P2" draw:layer="layout" svg:width="2.416cm" svg:height="3.295cm" svg:x="3.956cm" svg:y="12.03cm">
          <text:p text:style-name="P3"><text:span text:style-name="T29"></text:span></text:p>
          <draw:enhanced-geometry svg:viewBox="0 0 21600 21600" draw:type="rectangle" draw:enhanced-path="M 0 0 L 21600 0 21600 21600 0 21600 0 0 Z N"/>
        </draw:custom-shape>
        <draw:custom-shape draw:style-name="gr4" draw:text-style-name="P2" draw:layer="layout" svg:width="15.399cm" svg:height="2.693cm" svg:x="7.161cm" svg:y="15.637cm">
          <text:p text:style-name="P9"><text:span text:style-name="T9">void </text:span><text:span text:style-name="T10">function(</text:span><text:span text:style-name="T9">double</text:span><text:span text:style-name="T10"> * </text:span><text:span text:style-name="T9">const</text:span><text:span text:style-name="T10"> f)</text:span></text:p>
          <text:p text:style-name="P9"><text:span text:style-name="T10">{</text:span></text:p>
          <text:p text:style-name="P9"><text:span text:style-name="T10"><text:s text:c="4"/></text:span><text:span text:style-name="T10">f = 0;</text:span></text:p>
          <text:p text:style-name="P9"><text:span text:style-name="T10">}</text:span></text:p>
          <draw:enhanced-geometry svg:viewBox="0 0 21600 21600" draw:type="mso-spt202" draw:enhanced-path="M 0 0 L 21600 0 21600 21600 0 21600 0 0 Z N"/>
        </draw:custom-shape>
        <draw:custom-shape draw:style-name="gr25" draw:text-style-name="P2" draw:layer="layout" svg:width="2.002cm" svg:height="2.999cm" svg:x="20.36cm" svg:y="13.7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9" draw:text-style-name="P10" draw:layer="layout" svg:x1="5.958cm" svg:y1="9.723cm" svg:x2="8.758cm" svg:y2="9.728cm">
          <text:p/>
        </draw:line>
        <draw:line draw:style-name="gr9" draw:text-style-name="P10" draw:layer="layout" svg:x1="5.958cm" svg:y1="13.727cm" svg:x2="8.758cm" svg:y2="13.732cm">
          <text:p/>
        </draw:line>
        <draw:custom-shape draw:style-name="gr7" draw:text-style-name="P2" draw:layer="layout" svg:width="5.397cm" svg:height="1.023cm" svg:x="21.361cm" svg:y="14.724cm">
          <text:p text:style-name="P14"><text:span text:style-name="T14">'adjustment'</text:span></text:p>
          <draw:enhanced-geometry svg:viewBox="0 0 21600 21600" draw:type="mso-spt202" draw:enhanced-path="M 0 0 L 21600 0 21600 21600 0 21600 0 0 Z N"/>
        </draw:custom-shape>
        <draw:line draw:style-name="gr9" draw:text-style-name="P10" draw:layer="layout" svg:x1="5.958cm" svg:y1="17.326cm" svg:x2="8.758cm" svg:y2="17.33cm">
          <text:p/>
        </draw:line>
        <draw:custom-shape draw:style-name="gr24" draw:text-style-name="P2" draw:layer="layout" svg:width="2.416cm" svg:height="3.295cm" svg:x="3.956cm" svg:y="15.632cm">
          <text:p text:style-name="P3"><text:span text:style-name="T29"></text:span></text:p>
          <draw:enhanced-geometry svg:viewBox="0 0 21600 21600" draw:type="rectangle" draw:enhanced-path="M 0 0 L 21600 0 21600 21600 0 21600 0 0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8">The other two type qualifiers are restrict and volatile.</text:span></text:p>
            </draw:text-box>
          </draw:frame>
        </presentation:notes>
      </draw:page>
      <draw:page draw:name="page1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ypedef</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complete arrays can be typedef'd</text:span></text:p>
              </text:list-item>
            </text:list>
          </draw:text-box>
        </draw:frame>
        <draw:custom-shape draw:style-name="gr4" draw:text-style-name="P2" draw:layer="layout" svg:width="18.204cm" svg:height="8.377cm" svg:x="6.557cm" svg:y="5.115cm">
          <text:p text:style-name="P9"><text:span text:style-name="T30"/></text:p>
          <text:p text:style-name="P9"><text:span text:style-name="T4">typedef int</text:span><text:span text:style-name="T5"> table[42];</text:span></text:p>
          <text:p text:style-name="P9"><text:span text:style-name="T5"/></text:p>
          <text:p text:style-name="P9"><text:span text:style-name="T4">void</text:span><text:span text:style-name="T5"> example(</text:span><text:span text:style-name="T4">void</text:span><text:span text:style-name="T5">)</text:span></text:p>
          <text:p text:style-name="P9"><text:span text:style-name="T5">{</text:span></text:p>
          <text:p text:style-name="P9"><text:span text:style-name="T5"><text:s text:c="4"/></text:span><text:span text:style-name="T5">table t;</text:span></text:p>
          <text:p text:style-name="P9"><text:span text:style-name="T5"/></text:p>
          <text:p text:style-name="P9"><text:span text:style-name="T5"><text:s text:c="4"/></text:span><text:span text:style-name="T5">printf(</text:span><text:span text:style-name="T30">"%zd\n"</text:span><text:span text:style-name="T5">, </text:span><text:span text:style-name="T4">sizeof</text:span><text:span text:style-name="T5">(t));</text:span></text:p>
          <text:p text:style-name="P9"><text:span text:style-name="T5"><text:s text:c="4"/></text:span></text:p>
          <text:p text:style-name="P9"><text:span text:style-name="T5">}</text:span></text:p>
          <draw:enhanced-geometry svg:viewBox="0 0 21600 21600" draw:type="mso-spt202" draw:enhanced-path="M 0 0 L 21600 0 21600 21600 0 21600 0 0 Z N"/>
        </draw:custom-shape>
        <draw:custom-shape draw:style-name="gr7" draw:text-style-name="P2" draw:layer="layout" svg:width="10.799cm" svg:height="1.615cm" svg:x="10.156cm" svg:y="14.918cm">
          <text:p text:style-name="P3"><text:span text:style-name="T31">42 * sizeof(int)</text:span></text:p>
          <draw:enhanced-geometry svg:viewBox="0 0 21600 21600" draw:type="mso-spt202" draw:enhanced-path="M 0 0 L 21600 0 21600 21600 0 21600 0 0 Z N"/>
        </draw:custom-shape>
        <draw:line draw:style-name="gr8" draw:text-style-name="P10" draw:layer="layout" svg:x1="22.759cm" svg:y1="11.315cm" svg:x2="23.958cm" svg:y2="11.32cm">
          <text:p/>
        </draw:line>
        <draw:line draw:style-name="gr8" draw:text-style-name="P10" draw:layer="layout" svg:x1="23.958cm" svg:y1="11.315cm" svg:x2="23.962cm" svg:y2="15.919cm">
          <text:p/>
        </draw:line>
        <draw:line draw:style-name="gr9" draw:text-style-name="P10" draw:layer="layout" svg:x1="23.961cm" svg:y1="15.919cm" svg:x2="18.352cm" svg:y2="15.924cm">
          <text:p/>
        </draw:line>
        <draw:line draw:style-name="gr8" draw:text-style-name="P10" draw:layer="layout" svg:x1="14.155cm" svg:y1="5.921cm" svg:x2="14.16cm" svg:y2="4.51cm">
          <text:p/>
        </draw:line>
        <draw:line draw:style-name="gr8" draw:text-style-name="P10" draw:layer="layout" svg:x1="14.16cm" svg:y1="4.516cm" svg:x2="4.952cm" svg:y2="4.52cm">
          <text:p/>
        </draw:line>
        <draw:line draw:style-name="gr8" draw:text-style-name="P10" draw:layer="layout" svg:x1="4.957cm" svg:y1="4.516cm" svg:x2="4.961cm" svg:y2="9.719cm">
          <text:p/>
        </draw:line>
        <draw:line draw:style-name="gr9" draw:text-style-name="P10" draw:layer="layout" svg:x1="4.957cm" svg:y1="9.719cm" svg:x2="8.555cm" svg:y2="9.723cm">
          <text:p/>
        </draw:line>
        <draw:line draw:style-name="gr8" draw:text-style-name="P10" draw:layer="layout" svg:x1="12.956cm" svg:y1="9.719cm" svg:x2="20.757cm" svg:y2="9.723cm">
          <text:p/>
        </draw:line>
        <draw:line draw:style-name="gr9" draw:text-style-name="P10" draw:layer="layout" svg:x1="20.757cm" svg:y1="9.719cm" svg:x2="20.761cm" svg:y2="10.716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ypedef</text:span></text:p>
          </draw:text-box>
        </draw:frame>
        <draw:frame presentation:style-name="pr3" draw:text-style-name="P2" draw:layer="layout" svg:width="23.363cm" svg:height="16.934cm" svg:x="3.597cm" svg:y="1.058cm" presentation:class="outline" presentation:user-transformed="true">
          <draw:text-box>
            <text:list text:style-name="L2">
              <text:list-item>
                <text:p text:style-name="P6"><text:span text:style-name="T3">incomplete arrays can be typedef'd </text:span><text:span text:style-name="T3"><text:line-break/></text:span><text:span text:style-name="T3"/></text:p>
              </text:list-item>
            </text:list>
          </draw:text-box>
        </draw:frame>
        <draw:custom-shape draw:style-name="gr4" draw:text-style-name="P2" draw:layer="layout" svg:width="18.203cm" svg:height="10.813cm" svg:x="5.759cm" svg:y="3.726cm">
          <text:p text:style-name="P9"><text:span text:style-name="T4">typedef int</text:span><text:span text:style-name="T5"> table[];</text:span></text:p>
          <text:p text:style-name="P9"><text:span text:style-name="T5"/></text:p>
          <text:p text:style-name="P9"><text:span text:style-name="T4">void</text:span><text:span text:style-name="T5"> example(</text:span><text:span text:style-name="T4">void</text:span><text:span text:style-name="T5">)</text:span></text:p>
          <text:p text:style-name="P9"><text:span text:style-name="T5">{</text:span></text:p>
          <text:p text:style-name="P9"><text:span text:style-name="T5"><text:s text:c="4"/></text:span><text:span text:style-name="T5">table t1 = { 1,2 };</text:span></text:p>
          <text:p text:style-name="P9"><text:span text:style-name="T5"/></text:p>
          <text:p text:style-name="P9"><text:span text:style-name="T5"><text:s text:c="4"/></text:span><text:span text:style-name="T5">printf(</text:span><text:span text:style-name="T30">"%zd\n"</text:span><text:span text:style-name="T5">, </text:span><text:span text:style-name="T4">sizeof</text:span><text:span text:style-name="T5">(t1));</text:span></text:p>
          <text:p text:style-name="P9"><text:span text:style-name="T5"/></text:p>
          <text:p text:style-name="P9"><text:span text:style-name="T5"><text:s text:c="4"/></text:span><text:span text:style-name="T5">table t2 = { 1,2,3,4 };</text:span></text:p>
          <text:p text:style-name="P9"><text:span text:style-name="T5"><text:s/></text:span></text:p>
          <text:p text:style-name="P9"><text:span text:style-name="T5"><text:s text:c="4"/></text:span><text:span text:style-name="T5">printf(</text:span><text:span text:style-name="T30">"%zd\n"</text:span><text:span text:style-name="T5">, </text:span><text:span text:style-name="T4">sizeof</text:span><text:span text:style-name="T5">(t2));</text:span></text:p>
          <text:p text:style-name="P9"><text:span text:style-name="T5"><text:s text:c="4"/></text:span></text:p>
          <text:p text:style-name="P9"><text:span text:style-name="T5">}</text:span></text:p>
          <draw:enhanced-geometry svg:viewBox="0 0 21600 21600" draw:type="mso-spt202" draw:enhanced-path="M 0 0 L 21600 0 21600 21600 0 21600 0 0 Z N"/>
        </draw:custom-shape>
        <draw:custom-shape draw:style-name="gr7" draw:text-style-name="P2" draw:layer="layout" svg:width="8.198cm" svg:height="1.615cm" svg:x="12.757cm" svg:y="15.125cm">
          <text:p text:style-name="P3"><text:span text:style-name="T31">2 * sizeof(int)</text:span></text:p>
          <draw:enhanced-geometry svg:viewBox="0 0 21600 21600" draw:type="mso-spt202" draw:enhanced-path="M 0 0 L 21600 0 21600 21600 0 21600 0 0 Z N"/>
        </draw:custom-shape>
        <draw:custom-shape draw:style-name="gr7" draw:text-style-name="P2" draw:layer="layout" svg:width="8.198cm" svg:height="1.615cm" svg:x="12.757cm" svg:y="16.916cm">
          <text:p text:style-name="P3"><text:span text:style-name="T31">4 * sizeof(int)</text:span></text:p>
          <draw:enhanced-geometry svg:viewBox="0 0 21600 21600" draw:type="mso-spt202" draw:enhanced-path="M 0 0 L 21600 0 21600 21600 0 21600 0 0 Z N"/>
        </draw:custom-shape>
        <draw:line draw:style-name="gr8" draw:text-style-name="P10" draw:layer="layout" svg:x1="22.56cm" svg:y1="12.528cm" svg:x2="24.558cm" svg:y2="12.532cm">
          <text:p/>
        </draw:line>
        <draw:line draw:style-name="gr8" draw:text-style-name="P10" draw:layer="layout" svg:x1="24.558cm" svg:y1="12.528cm" svg:x2="24.562cm" svg:y2="16.126cm">
          <text:p/>
        </draw:line>
        <draw:line draw:style-name="gr9" draw:text-style-name="P10" draw:layer="layout" svg:x1="24.561cm" svg:y1="16.126cm" svg:x2="20.156cm" svg:y2="16.131cm">
          <text:p/>
        </draw:line>
        <draw:line draw:style-name="gr8" draw:text-style-name="P10" draw:layer="layout" svg:x1="22.56cm" svg:y1="9.128cm" svg:x2="25.96cm" svg:y2="9.133cm">
          <text:p/>
        </draw:line>
        <draw:line draw:style-name="gr8" draw:text-style-name="P10" draw:layer="layout" svg:x1="25.96cm" svg:y1="9.128cm" svg:x2="25.964cm" svg:y2="17.926cm">
          <text:p/>
        </draw:line>
        <draw:line draw:style-name="gr9" draw:text-style-name="P10" draw:layer="layout" svg:x1="25.963cm" svg:y1="17.926cm" svg:x2="20.156cm" svg:y2="17.93cm">
          <text:p/>
        </draw:line>
        <draw:line draw:style-name="gr8" draw:text-style-name="P10" draw:layer="layout" svg:x1="13.56cm" svg:y1="3.731cm" svg:x2="13.564cm" svg:y2="2.721cm">
          <text:p/>
        </draw:line>
        <draw:line draw:style-name="gr8" draw:text-style-name="P10" draw:layer="layout" svg:x1="13.563cm" svg:y1="2.725cm" svg:x2="4.55cm" svg:y2="2.73cm">
          <text:p/>
        </draw:line>
        <draw:line draw:style-name="gr8" draw:text-style-name="P10" draw:layer="layout" svg:x1="4.555cm" svg:y1="2.725cm" svg:x2="4.56cm" svg:y2="10.724cm">
          <text:p/>
        </draw:line>
        <draw:line draw:style-name="gr9" draw:text-style-name="P10" draw:layer="layout" svg:x1="4.555cm" svg:y1="7.523cm" svg:x2="7.757cm" svg:y2="7.527cm">
          <text:p/>
        </draw:line>
        <draw:line draw:style-name="gr9" draw:text-style-name="P10" draw:layer="layout" svg:x1="4.555cm" svg:y1="10.724cm" svg:x2="7.757cm" svg:y2="10.7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1"><text:span text:style-name="T8">The array can be an incomplete type:</text:span></text:p>
              <text:p text:style-name="P11"><text:span text:style-name="T8"/></text:p>
              <text:p text:style-name="P11"><text:span text:style-name="T8"><text:s text:c="4"/></text:span><text:span text:style-name="T8">typedef int table[];</text:span></text:p>
              <text:p text:style-name="P11"><text:span text:style-name="T8"/></text:p>
              <text:p text:style-name="P11"><text:span text:style-name="T8">This typedef's name (table) can never be completed. However, an object definition whose type specifier is the typedef name can complete the type for that objec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5" draw:display-name="msArrowEnd 5" svg:viewBox="0 0 213 213" svg:d="m107 0 106 213h-213z"/>
    <draw:stroke-dash draw:name="Dash_20_2" draw:display-name="Dash 2" draw:style="rect" draw:dots2="1" draw:dots2-length="0.176cm" draw:distance="0.132cm"/>
    <draw:stroke-dash draw:name="Dash_20_3" draw:display-name="Dash 3" draw:style="rect" draw:dots2="1" draw:dots2-length="0.284cm" draw:distance="0.213cm"/>
    <draw:stroke-dash draw:name="Dash_20_4" draw:display-name="Dash 4" draw:style="rect" draw:dots2="1" draw:dots2-length="0.14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191965"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DejaVu Sans'" style:font-pitch-asian="variable" style:font-size-asian="44pt" style:font-style-asian="normal" style:font-weight-asian="bold" style:font-family-complex="'DejaVu San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191965"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46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46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62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06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indent="0cm"/>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style>
    <style:style style:name="MP11" style:family="paragraph">
      <style:paragraph-properties fo:margin-left="0cm" fo:margin-right="0cm" fo:text-align="end" fo:text-indent="0cm" style:writing-mode="lr-tb" style:font-independent-line-spacing="true"/>
    </style:style>
    <style:style style:name="MT1" style:family="text">
      <style:text-properties fo:color="#000000" fo:font-family="Arial" style:font-pitch="variable" fo:font-size="16pt" fo:language="en" fo:country="GB" fo:text-shadow="1pt 1pt" fo:font-weight="bold" style:font-size-asian="16pt" style:font-weight-asian="bold" style:font-size-complex="16pt" style:font-weight-complex="bold"/>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number="2"/>
      <draw:page-thumbnail draw:layer="backgroundobjects" svg:width="8.364cm" svg:height="5.789cm" svg:x="1cm" svg:y="16.754cm" draw:page-number="3"/>
      <draw:page-thumbnail draw:layer="backgroundobjects" svg:width="8.364cm" svg:height="5.789cm" svg:x="10.365cm" svg:y="2.434cm" draw:page-number="4"/>
      <draw:page-thumbnail draw:layer="backgroundobjects" svg:width="8.364cm" svg:height="5.789cm" svg:x="10.365cm" svg:y="9.594cm" draw:page-number="5"/>
      <draw:page-thumbnail draw:layer="backgroundobjects" svg:width="8.364cm" svg:height="5.789cm" svg:x="10.365cm" svg:y="16.754cm" draw:page-number="6"/>
      <draw:frame draw:style-name="Mgr1" draw:text-style-name="MP1" draw:layer="backgroundobjects" svg:width="8.561cm" svg:height="1.248cm" svg:x="0cm" svg:y="0cm" presentation:class="header">
        <draw:text-box>
          <text:p text:style-name="MP1"><presentation:header/></text:p>
        </draw:text-box>
      </draw:frame>
      <draw:frame draw:style-name="Mgr1" draw:text-style-name="MP2" draw:layer="backgroundobjects" svg:width="8.561cm" svg:height="1.248cm" svg:x="11.168cm" svg:y="0cm" presentation:class="date-time">
        <draw:text-box>
          <text:p text:style-name="MP2"><presentation:date-time/></text:p>
        </draw:text-box>
      </draw:frame>
      <draw:frame draw:style-name="Mgr2" draw:text-style-name="MP1" draw:layer="backgroundobjects" svg:width="8.561cm" svg:height="1.248cm" svg:x="0cm" svg:y="23.731cm" presentation:class="footer">
        <draw:text-box>
          <text:p text:style-name="MP1"><presentation:footer/></text:p>
        </draw:text-box>
      </draw:frame>
      <draw:frame draw:style-name="Mgr2" draw:text-style-name="MP2" draw:layer="backgroundobjects" svg:width="8.561cm" svg:height="1.248cm" svg:x="11.168cm" svg:y="23.731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973cm" svg:height="2.325cm" svg:x="1.057cm" svg:y="2.752cm" presentation:class="title" presentation:placeholder="true">
        <draw:text-box/>
      </draw:frame>
      <draw:frame presentation:style-name="Default-outline1" draw:layer="backgroundobjects" svg:width="22.644cm" svg:height="16.929cm" svg:x="3.598cm" svg:y="1.057cm" presentation:class="outline" presentation:placeholder="true">
        <draw:text-box/>
      </draw:frame>
      <draw:frame presentation:style-name="Mpr1" draw:text-style-name="MP4" draw:layer="backgroundobjects" svg:width="2.113cm" svg:height="1.267cm" svg:x="1.057cm" svg:y="1.058cm" presentation:class="page-number">
        <draw:text-box>
          <text:p text:style-name="MP3"><text:span text:style-name="MT1"><text:page-number>&lt;number&gt;</text:page-number></text:span></text:p>
        </draw:text-box>
      </draw:frame>
      <draw:line draw:style-name="Mgr3" draw:text-style-name="MP5" draw:layer="backgroundobjects" svg:x1="3.387cm" svg:y1="17.996cm" svg:x2="3.391cm" svg:y2="1.054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9" draw:layer="backgroundobjects" svg:width="8.542cm" svg:height="1.245cm" svg:x="0cm" svg:y="0cm" presentation:class="header">
          <draw:text-box>
            <text:p text:style-name="MP8"><text:span text:style-name="MT2"><presentation:header/></text:span></text:p>
          </draw:text-box>
        </draw:frame>
        <draw:frame presentation:style-name="Mpr3" draw:text-style-name="MP11" draw:layer="backgroundobjects" svg:width="8.542cm" svg:height="1.245cm" svg:x="11.183cm" svg:y="0cm" presentation:class="date-time">
          <draw:text-box>
            <text:p text:style-name="MP10"><text:span text:style-name="MT2"><presentation:date-time/></text:span></text:p>
          </draw:text-box>
        </draw:frame>
        <draw:page-thumbnail presentation:style-name="Default-title" draw:layer="backgroundobjects" svg:width="13.468cm" svg:height="9.323cm" svg:x="3.126cm" svg:y="1.896cm" presentation:class="page"/>
        <draw:frame presentation:style-name="Default-notes" draw:layer="backgroundobjects" svg:width="14.389cm" svg:height="11.237cm" svg:x="2.962cm" svg:y="11.862cm" presentation:class="notes" presentation:placeholder="true">
          <draw:text-box/>
        </draw:frame>
        <draw:frame presentation:style-name="Mpr4" draw:text-style-name="MP9" draw:layer="backgroundobjects" svg:width="8.546cm" svg:height="1.161cm" svg:x="0.529cm" svg:y="23.472cm" presentation:class="footer">
          <draw:text-box>
            <text:p text:style-name="MP8"><text:span text:style-name="MT2"><presentation:footer/></text:span></text:p>
          </draw:text-box>
        </draw:frame>
        <draw:frame presentation:style-name="Mpr5" draw:text-style-name="MP11" draw:layer="backgroundobjects" svg:width="8.33cm" svg:height="0.905cm" svg:x="11.121cm" svg:y="23.728cm" presentation:class="page-number">
          <draw:text-box>
            <text:p text:style-name="MP10"><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creator>Jon Jagger</dc:creator>
    <dc:date>2009-11-04T11:18:02</dc:date>
    <meta:print-date>1999-08-14T10:11:44</meta:print-date>
    <meta:editing-cycles>2622</meta:editing-cycles>
    <meta:editing-duration>PT565H38M21S</meta:editing-duration>
    <meta:document-statistic meta:object-count="335"/>
    <meta:generator>NeoOffice/3.1.2$Unix OpenOffice.org_project/Patch 0</meta:generator>
  </office:meta>
</office:document-meta>
</file>